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style:style>
    <style:style style:name="P21" style:family="paragraph" style:parent-style-name="Normal1">
      <style:paragraph-properties fo:line-height="150%" fo:text-align="justify" style:justify-single-word="false"/>
    </style:style>
    <style:style style:name="P22"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3"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4" style:family="paragraph" style:parent-style-name="Text_20_body">
      <style:paragraph-properties fo:margin-left="0cm" fo:margin-right="0cm" fo:line-height="150%" fo:text-align="justify" style:justify-single-word="false" fo:text-indent="1.251cm" style:auto-text-indent="false"/>
    </style:style>
    <style:style style:name="P2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6" style:family="paragraph" style:parent-style-name="Text_20_body">
      <style:paragraph-properties fo:margin-left="0cm" fo:margin-right="0cm" fo:line-height="150%" fo:text-align="justify" style:justify-single-word="false" fo:text-indent="1.27cm" style:auto-text-indent="false"/>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8"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30"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2"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3" style:family="paragraph" style:parent-style-name="Footnote">
      <style:paragraph-properties fo:margin-left="0cm" fo:margin-right="0cm" fo:text-indent="0cm" style:auto-text-indent="false"/>
    </style:style>
    <style:style style:name="P34" style:family="paragraph" style:parent-style-name="Footnote">
      <style:paragraph-properties fo:margin-left="0cm" fo:margin-right="0cm" fo:text-indent="0cm" style:auto-text-indent="false"/>
      <style:text-properties officeooo:rsid="000c60bc" officeooo:paragraph-rsid="000c60bc"/>
    </style:style>
    <style:style style:name="P3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7"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8" style:family="paragraph" style:parent-style-name="Normal">
      <style:text-properties fo:language="fr" fo:country="FR" officeooo:paragraph-rsid="000ff2f6"/>
    </style:style>
    <style:style style:name="P3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40" style:family="paragraph" style:parent-style-name="Footnote">
      <style:text-properties style:font-name="Liberation Serif"/>
    </style:style>
    <style:style style:name="P41" style:family="paragraph" style:parent-style-name="Footnote">
      <style:text-properties style:font-name="Liberation Serif" fo:language="fr" fo:country="FR"/>
    </style:style>
    <style:style style:name="P42" style:family="paragraph" style:parent-style-name="Footnote">
      <style:text-properties style:font-name="Liberation Serif" fo:language="fr" fo:country="FR" officeooo:rsid="0025e690" officeooo:paragraph-rsid="0025e690"/>
    </style:style>
    <style:style style:name="P43" style:family="paragraph" style:parent-style-name="Footnote">
      <style:text-properties style:font-name="Liberation Serif" fo:font-style="italic" officeooo:rsid="00295e05" officeooo:paragraph-rsid="00295e05" style:font-style-asian="italic" style:font-style-complex="italic"/>
    </style:style>
    <style:style style:name="P44" style:family="paragraph" style:parent-style-name="Footnote">
      <style:text-properties style:font-name="Liberation Serif" officeooo:rsid="00295e05" officeooo:paragraph-rsid="0029d3e8"/>
    </style:style>
    <style:style style:name="P45" style:family="paragraph" style:parent-style-name="Footnote">
      <style:text-properties style:font-name="Liberation Serif" officeooo:rsid="0037a1a0" officeooo:paragraph-rsid="0037a1a0"/>
    </style:style>
    <style:style style:name="P46" style:family="paragraph" style:parent-style-name="Footnote">
      <style:text-properties style:font-name="Liberation Serif" officeooo:rsid="00383cb1" officeooo:paragraph-rsid="003a2362"/>
    </style:style>
    <style:style style:name="P47" style:family="paragraph" style:parent-style-name="Footnote">
      <style:text-properties style:font-name="Liberation Serif" officeooo:rsid="00126878" officeooo:paragraph-rsid="00126878"/>
    </style:style>
    <style:style style:name="P48" style:family="paragraph" style:parent-style-name="Footnote">
      <style:text-properties officeooo:rsid="002dea7e" officeooo:paragraph-rsid="000ff2f6"/>
    </style:style>
    <style:style style:name="P49" style:family="paragraph" style:parent-style-name="Footnote">
      <style:text-properties officeooo:rsid="003a2362" officeooo:paragraph-rsid="003a2362"/>
    </style:style>
    <style:style style:name="P50" style:family="paragraph" style:parent-style-name="Footnote">
      <style:text-properties officeooo:rsid="003a2362" officeooo:paragraph-rsid="000ff2f6"/>
    </style:style>
    <style:style style:name="P51" style:family="paragraph" style:parent-style-name="Footnote">
      <style:text-properties officeooo:rsid="00126878" officeooo:paragraph-rsid="00126878"/>
    </style:style>
    <style:style style:name="P52" style:family="paragraph" style:parent-style-name="Standard">
      <style:paragraph-properties fo:text-align="justify" style:justify-single-word="false"/>
      <style:text-properties style:font-name="Liberation Serif" officeooo:paragraph-rsid="00191e48"/>
    </style:style>
    <style:style style:name="P53"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paragraph-rsid="001c7135" style:font-size-asian="12pt" style:font-size-complex="12pt"/>
    </style:style>
    <style:style style:name="P55"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6"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67"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68"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69"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0" style:family="paragraph" style:parent-style-name="Heading_20_3">
      <style:paragraph-properties fo:line-height="150%"/>
    </style:style>
    <style:style style:name="P71"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2"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3" style:family="paragraph" style:parent-style-name="Text_20_body">
      <style:paragraph-properties fo:line-height="150%" fo:text-align="justify" style:justify-single-word="false"/>
      <style:text-properties officeooo:paragraph-rsid="00160211"/>
    </style:style>
    <style:style style:name="P74"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5" style:family="paragraph" style:parent-style-name="Text_20_body">
      <style:paragraph-properties fo:line-height="150%" fo:text-align="justify" style:justify-single-word="false"/>
      <style:text-properties fo:language="fr" fo:country="FR" officeooo:rsid="0029d3e8" officeooo:paragraph-rsid="000ff2f6"/>
    </style:style>
    <style:style style:name="P76"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77"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78"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79"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0"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1"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3"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4" style:family="paragraph" style:parent-style-name="Text_20_body">
      <style:paragraph-properties fo:text-align="justify" style:justify-single-word="false"/>
      <style:text-properties style:font-name="Liberation Sans"/>
    </style:style>
    <style:style style:name="P85"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86"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8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88"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89" style:family="paragraph" style:parent-style-name="Text_20_body">
      <style:paragraph-properties fo:line-height="150%" fo:text-align="justify" style:justify-single-word="false"/>
      <style:text-properties officeooo:rsid="001ab208" officeooo:paragraph-rsid="001ab208"/>
    </style:style>
    <style:style style:name="P90"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1"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2"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93"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4"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95"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9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7" style:family="paragraph" style:parent-style-name="Text_20_body" style:master-page-name="Standard">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8"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99"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00"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01"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02"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03" style:family="paragraph" style:parent-style-name="Heading_20_4">
      <style:paragraph-properties fo:line-height="150%"/>
      <style:text-properties style:font-name="Liberation Serif1" fo:font-size="12pt" style:font-size-asian="12pt"/>
    </style:style>
    <style:style style:name="P104" style:family="paragraph" style:parent-style-name="Heading_20_4">
      <style:paragraph-properties fo:line-height="150%"/>
      <style:text-properties fo:color="#00000a" style:font-name="Liberation Sans" fo:font-size="14pt" fo:font-style="italic" style:text-underline-style="solid" style:text-underline-width="auto" style:text-underline-color="font-color" style:font-size-asian="14pt" style:font-style-asian="italic" style:font-size-complex="14pt" style:font-style-complex="italic"/>
    </style:style>
    <style:style style:name="P105"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6" style:family="paragraph" style:parent-style-name="Footnote" style:master-page-name="Converted1">
      <style:paragraph-properties style:page-number="auto"/>
    </style:style>
    <style:style style:name="P107" style:family="paragraph" style:parent-style-name="Footnote" style:master-page-name="Converted2">
      <style:paragraph-properties style:page-number="auto"/>
    </style:style>
    <style:style style:name="P108" style:family="paragraph" style:parent-style-name="Footnote" style:master-page-name="Converted3">
      <style:paragraph-properties style:page-number="auto"/>
    </style:style>
    <style:style style:name="P109" style:family="paragraph" style:parent-style-name="Footnote" style:master-page-name="Converted4">
      <style:paragraph-properties style:page-number="auto"/>
    </style:style>
    <style:style style:name="P110" style:family="paragraph" style:parent-style-name="Footnote" style:master-page-name="Converted5">
      <style:paragraph-properties style:page-number="auto"/>
    </style:style>
    <style:style style:name="P111" style:family="paragraph" style:parent-style-name="Footnote" style:master-page-name="Converted6">
      <style:paragraph-properties style:page-number="auto"/>
    </style:style>
    <style:style style:name="P112" style:family="paragraph" style:parent-style-name="Footnote" style:master-page-name="Converted7">
      <style:paragraph-properties style:page-number="auto"/>
    </style:style>
    <style:style style:name="P113" style:family="paragraph" style:parent-style-name="Footnote" style:master-page-name="Converted8">
      <style:paragraph-properties style:page-number="auto"/>
    </style:style>
    <style:style style:name="P114" style:family="paragraph" style:parent-style-name="Footnote" style:master-page-name="Converted9">
      <style:paragraph-properties style:page-number="auto"/>
    </style:style>
    <style:style style:name="P115" style:family="paragraph" style:parent-style-name="Footnote" style:master-page-name="Converted10">
      <style:paragraph-properties style:page-number="auto"/>
    </style:style>
    <style:style style:name="P116" style:family="paragraph" style:parent-style-name="Footnote" style:master-page-name="Converted11">
      <style:paragraph-properties style:page-number="auto"/>
    </style:style>
    <style:style style:name="P117" style:family="paragraph" style:parent-style-name="Footnote" style:master-page-name="Converted12">
      <style:paragraph-properties style:page-number="auto"/>
    </style:style>
    <style:style style:name="P118" style:family="paragraph" style:parent-style-name="Footnote" style:master-page-name="Converted13">
      <style:paragraph-properties style:page-number="auto"/>
    </style:style>
    <style:style style:name="P119" style:family="paragraph" style:parent-style-name="Footnote" style:master-page-name="Converted14">
      <style:paragraph-properties style:page-number="auto"/>
      <style:text-properties fo:language="en" fo:country="US"/>
    </style:style>
    <style:style style:name="P120" style:family="paragraph" style:parent-style-name="Footnote" style:master-page-name="Converted15">
      <style:paragraph-properties style:page-number="auto"/>
      <style:text-properties fo:language="fr" fo:country="BE"/>
    </style:style>
    <style:style style:name="P121" style:family="paragraph" style:parent-style-name="Footnote" style:master-page-name="Converted16">
      <style:paragraph-properties style:page-number="auto"/>
    </style:style>
    <style:style style:name="P122" style:family="paragraph" style:parent-style-name="Footnote" style:master-page-name="Converted17">
      <style:paragraph-properties style:page-number="auto"/>
      <style:text-properties officeooo:paragraph-rsid="000c60bc"/>
    </style:style>
    <style:style style:name="P123" style:family="paragraph" style:parent-style-name="Footnote" style:master-page-name="Converted18">
      <style:paragraph-properties style:page-number="auto"/>
    </style:style>
    <style:style style:name="P124" style:family="paragraph" style:parent-style-name="Footnote" style:master-page-name="Converted19">
      <style:paragraph-properties style:page-number="auto"/>
    </style:style>
    <style:style style:name="P125" style:family="paragraph" style:parent-style-name="Footnote" style:master-page-name="Converted20">
      <style:paragraph-properties style:page-number="auto"/>
    </style:style>
    <style:style style:name="P126" style:family="paragraph" style:parent-style-name="Footnote" style:master-page-name="Converted21">
      <style:paragraph-properties style:page-number="auto"/>
    </style:style>
    <style:style style:name="P127" style:family="paragraph" style:parent-style-name="Footnote" style:master-page-name="Converted22">
      <style:paragraph-properties style:page-number="auto"/>
    </style:style>
    <style:style style:name="P128" style:family="paragraph" style:parent-style-name="Footnote" style:master-page-name="Converted23">
      <style:paragraph-properties style:page-number="auto"/>
    </style:style>
    <style:style style:name="P129" style:family="paragraph" style:parent-style-name="Footnote" style:master-page-name="Converted24">
      <style:paragraph-properties style:page-number="auto"/>
    </style:style>
    <style:style style:name="P130" style:family="paragraph" style:parent-style-name="Footnote" style:master-page-name="Converted25">
      <style:paragraph-properties style:page-number="auto"/>
    </style:style>
    <style:style style:name="P131" style:family="paragraph" style:parent-style-name="Footnote" style:master-page-name="Converted26">
      <style:paragraph-properties style:page-number="auto"/>
    </style:style>
    <style:style style:name="P132" style:family="paragraph" style:parent-style-name="Footnote" style:master-page-name="Converted27">
      <style:paragraph-properties style:page-number="auto"/>
    </style:style>
    <style:style style:name="P133" style:family="paragraph" style:parent-style-name="Footnote" style:master-page-name="Converted28">
      <style:paragraph-properties style:page-number="auto"/>
    </style:style>
    <style:style style:name="P134" style:family="paragraph" style:parent-style-name="Footnote" style:master-page-name="Converted29">
      <style:paragraph-properties style:page-number="auto"/>
      <style:text-properties fo:language="en" fo:country="US"/>
    </style:style>
    <style:style style:name="P135" style:family="paragraph" style:parent-style-name="Footnote" style:master-page-name="Converted30">
      <style:paragraph-properties style:page-number="auto"/>
      <style:text-properties fo:language="en" fo:country="US"/>
    </style:style>
    <style:style style:name="P136" style:family="paragraph" style:parent-style-name="Footnote" style:master-page-name="Converted31">
      <style:paragraph-properties style:page-number="auto"/>
      <style:text-properties fo:language="en" fo:country="US"/>
    </style:style>
    <style:style style:name="P137" style:family="paragraph" style:parent-style-name="Footnote" style:master-page-name="Converted32">
      <style:paragraph-properties style:page-number="auto"/>
      <style:text-properties fo:language="en" fo:country="US"/>
    </style:style>
    <style:style style:name="P138" style:family="paragraph" style:parent-style-name="Footnote" style:master-page-name="Converted33">
      <style:paragraph-properties style:page-number="auto"/>
    </style:style>
    <style:style style:name="P139" style:family="paragraph" style:parent-style-name="Footnote" style:master-page-name="Converted34">
      <style:paragraph-properties style:page-number="auto"/>
      <style:text-properties fo:language="en" fo:country="US"/>
    </style:style>
    <style:style style:name="P140" style:family="paragraph" style:parent-style-name="Footnote" style:master-page-name="Converted35">
      <style:paragraph-properties style:page-number="auto"/>
    </style:style>
    <style:style style:name="P141" style:family="paragraph" style:parent-style-name="Footnote" style:master-page-name="Converted36">
      <style:paragraph-properties style:page-number="auto"/>
    </style:style>
    <style:style style:name="P142" style:family="paragraph" style:parent-style-name="Footnote" style:master-page-name="Converted37">
      <style:paragraph-properties style:page-number="auto"/>
      <style:text-properties fo:font-weight="normal" style:font-weight-asian="normal"/>
    </style:style>
    <style:style style:name="P143" style:family="paragraph" style:parent-style-name="Footnote" style:master-page-name="Converted38">
      <style:paragraph-properties style:page-number="auto"/>
    </style:style>
    <style:style style:name="P144" style:family="paragraph" style:parent-style-name="Footnote" style:master-page-name="Converted39">
      <style:paragraph-properties style:page-number="auto"/>
    </style:style>
    <style:style style:name="P145" style:family="paragraph" style:parent-style-name="Footnote" style:master-page-name="Converted40">
      <style:paragraph-properties style:page-number="auto"/>
    </style:style>
    <style:style style:name="P146" style:family="paragraph" style:parent-style-name="Footnote" style:master-page-name="Converted41">
      <style:paragraph-properties style:page-number="auto"/>
    </style:style>
    <style:style style:name="P147" style:family="paragraph" style:parent-style-name="Footnote" style:master-page-name="Converted42">
      <style:paragraph-properties style:page-number="auto"/>
    </style:style>
    <style:style style:name="P148" style:family="paragraph" style:parent-style-name="Footnote" style:master-page-name="Converted43">
      <style:paragraph-properties style:page-number="auto"/>
    </style:style>
    <style:style style:name="P149" style:family="paragraph" style:parent-style-name="Footnote" style:master-page-name="Converted44">
      <style:paragraph-properties style:page-number="auto"/>
    </style:style>
    <style:style style:name="P150" style:family="paragraph" style:parent-style-name="Footnote" style:master-page-name="Converted45">
      <style:paragraph-properties style:page-number="auto"/>
    </style:style>
    <style:style style:name="P151" style:family="paragraph" style:parent-style-name="Footnote" style:master-page-name="Converted46">
      <style:paragraph-properties style:page-number="auto"/>
    </style:style>
    <style:style style:name="P152" style:family="paragraph" style:parent-style-name="Footnote" style:master-page-name="Converted47">
      <style:paragraph-properties style:page-number="auto"/>
    </style:style>
    <style:style style:name="P153" style:family="paragraph" style:parent-style-name="Footnote" style:master-page-name="Converted48">
      <style:paragraph-properties style:page-number="auto"/>
    </style:style>
    <style:style style:name="P154" style:family="paragraph" style:parent-style-name="Footnote" style:master-page-name="Converted49">
      <style:paragraph-properties style:page-number="auto"/>
    </style:style>
    <style:style style:name="P155" style:family="paragraph" style:parent-style-name="Footnote" style:master-page-name="Converted50">
      <style:paragraph-properties style:page-number="auto"/>
    </style:style>
    <style:style style:name="P156" style:family="paragraph" style:parent-style-name="Footnote" style:master-page-name="Converted51">
      <style:paragraph-properties style:page-number="auto"/>
    </style:style>
    <style:style style:name="P157" style:family="paragraph" style:parent-style-name="Footnote" style:master-page-name="Converted52">
      <style:paragraph-properties style:page-number="auto"/>
    </style:style>
    <style:style style:name="P158" style:family="paragraph" style:parent-style-name="Footnote" style:master-page-name="Converted53">
      <style:paragraph-properties style:page-number="auto"/>
    </style:style>
    <style:style style:name="P159" style:family="paragraph" style:parent-style-name="Footnote" style:master-page-name="Converted54">
      <style:paragraph-properties style:page-number="auto"/>
    </style:style>
    <style:style style:name="P160" style:family="paragraph" style:parent-style-name="Footnote" style:master-page-name="Converted55">
      <style:paragraph-properties fo:margin-left="0cm" fo:margin-right="0cm" fo:text-indent="0cm" style:auto-text-indent="false" style:page-number="auto"/>
    </style:style>
    <style:style style:name="P161" style:family="paragraph" style:parent-style-name="Footnote" style:master-page-name="Converted95">
      <style:paragraph-properties fo:margin-left="0cm" fo:margin-right="0cm" fo:text-indent="0cm" style:auto-text-indent="false" style:page-number="auto"/>
    </style:style>
    <style:style style:name="P162"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63"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64"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65" style:family="paragraph" style:parent-style-name="Footnote" style:master-page-name="Converted56">
      <style:paragraph-properties style:page-number="auto"/>
    </style:style>
    <style:style style:name="P166" style:family="paragraph" style:parent-style-name="Footnote" style:master-page-name="Converted57">
      <style:paragraph-properties style:page-number="auto"/>
    </style:style>
    <style:style style:name="P167" style:family="paragraph" style:parent-style-name="Footnote" style:master-page-name="Converted58">
      <style:paragraph-properties style:page-number="auto"/>
    </style:style>
    <style:style style:name="P168" style:family="paragraph" style:parent-style-name="Footnote" style:master-page-name="Converted59">
      <style:paragraph-properties style:page-number="auto"/>
    </style:style>
    <style:style style:name="P169" style:family="paragraph" style:parent-style-name="Footnote" style:master-page-name="Converted60">
      <style:paragraph-properties style:page-number="auto"/>
    </style:style>
    <style:style style:name="P170" style:family="paragraph" style:parent-style-name="Footnote" style:master-page-name="Converted61">
      <style:paragraph-properties style:page-number="auto"/>
    </style:style>
    <style:style style:name="P171" style:family="paragraph" style:parent-style-name="Footnote" style:master-page-name="Converted62">
      <style:paragraph-properties style:page-number="auto"/>
    </style:style>
    <style:style style:name="P172" style:family="paragraph" style:parent-style-name="Footnote" style:master-page-name="Converted63">
      <style:paragraph-properties style:page-number="auto"/>
    </style:style>
    <style:style style:name="P173" style:family="paragraph" style:parent-style-name="Footnote" style:master-page-name="Converted64">
      <style:paragraph-properties style:page-number="auto"/>
    </style:style>
    <style:style style:name="P174" style:family="paragraph" style:parent-style-name="Footnote" style:master-page-name="Converted65">
      <style:paragraph-properties style:page-number="auto"/>
    </style:style>
    <style:style style:name="P175" style:family="paragraph" style:parent-style-name="Footnote" style:master-page-name="Converted66">
      <style:paragraph-properties style:page-number="auto"/>
      <style:text-properties fo:language="fr" fo:country="BE"/>
    </style:style>
    <style:style style:name="P176" style:family="paragraph" style:parent-style-name="Footnote" style:master-page-name="Converted67">
      <style:paragraph-properties style:page-number="auto"/>
    </style:style>
    <style:style style:name="P177" style:family="paragraph" style:parent-style-name="Footnote" style:master-page-name="Converted68">
      <style:paragraph-properties style:page-number="auto"/>
    </style:style>
    <style:style style:name="P178" style:family="paragraph" style:parent-style-name="Footnote" style:master-page-name="Converted69">
      <style:paragraph-properties style:page-number="auto"/>
    </style:style>
    <style:style style:name="P179" style:family="paragraph" style:parent-style-name="Footnote" style:master-page-name="Converted70">
      <style:paragraph-properties style:page-number="auto"/>
    </style:style>
    <style:style style:name="P180" style:family="paragraph" style:parent-style-name="Footnote" style:master-page-name="Converted71">
      <style:paragraph-properties style:page-number="auto"/>
    </style:style>
    <style:style style:name="P181" style:family="paragraph" style:parent-style-name="Footnote" style:master-page-name="Converted72">
      <style:paragraph-properties style:page-number="auto"/>
    </style:style>
    <style:style style:name="P182" style:family="paragraph" style:parent-style-name="Footnote" style:master-page-name="Converted73">
      <style:paragraph-properties style:page-number="auto"/>
    </style:style>
    <style:style style:name="P183" style:family="paragraph" style:parent-style-name="Footnote" style:master-page-name="Converted74">
      <style:paragraph-properties style:page-number="auto"/>
    </style:style>
    <style:style style:name="P184" style:family="paragraph" style:parent-style-name="Footnote" style:master-page-name="Converted75">
      <style:paragraph-properties style:page-number="auto"/>
    </style:style>
    <style:style style:name="P185" style:family="paragraph" style:parent-style-name="Footnote" style:master-page-name="Converted76">
      <style:paragraph-properties style:page-number="auto"/>
    </style:style>
    <style:style style:name="P186" style:family="paragraph" style:parent-style-name="Footnote" style:master-page-name="Converted77">
      <style:paragraph-properties style:page-number="auto"/>
    </style:style>
    <style:style style:name="P187" style:family="paragraph" style:parent-style-name="Footnote" style:master-page-name="Converted78">
      <style:paragraph-properties style:page-number="auto"/>
    </style:style>
    <style:style style:name="P188" style:family="paragraph" style:parent-style-name="Footnote" style:master-page-name="Converted79">
      <style:paragraph-properties style:page-number="auto"/>
    </style:style>
    <style:style style:name="P189" style:family="paragraph" style:parent-style-name="Footnote" style:master-page-name="Converted80">
      <style:paragraph-properties style:page-number="auto"/>
    </style:style>
    <style:style style:name="P190" style:family="paragraph" style:parent-style-name="Footnote" style:master-page-name="Converted81">
      <style:paragraph-properties style:page-number="auto"/>
    </style:style>
    <style:style style:name="P191" style:family="paragraph" style:parent-style-name="Footnote" style:master-page-name="Converted82">
      <style:paragraph-properties style:page-number="auto"/>
    </style:style>
    <style:style style:name="P192" style:family="paragraph" style:parent-style-name="Footnote" style:master-page-name="Converted83">
      <style:paragraph-properties style:page-number="auto"/>
    </style:style>
    <style:style style:name="P193" style:family="paragraph" style:parent-style-name="Footnote" style:master-page-name="Converted84">
      <style:paragraph-properties style:page-number="auto"/>
    </style:style>
    <style:style style:name="P194" style:family="paragraph" style:parent-style-name="Footnote" style:master-page-name="Converted85">
      <style:paragraph-properties style:page-number="auto"/>
    </style:style>
    <style:style style:name="P195" style:family="paragraph" style:parent-style-name="Footnote" style:master-page-name="Converted86">
      <style:paragraph-properties style:page-number="auto"/>
    </style:style>
    <style:style style:name="P196" style:family="paragraph" style:parent-style-name="Footnote" style:master-page-name="Converted87">
      <style:paragraph-properties style:page-number="auto"/>
    </style:style>
    <style:style style:name="P197" style:family="paragraph" style:parent-style-name="Footnote" style:master-page-name="Converted88">
      <style:paragraph-properties style:page-number="auto"/>
    </style:style>
    <style:style style:name="P198" style:family="paragraph" style:parent-style-name="Footnote" style:master-page-name="Converted89">
      <style:paragraph-properties style:page-number="auto"/>
    </style:style>
    <style:style style:name="P199" style:family="paragraph" style:parent-style-name="Footnote" style:master-page-name="Converted90">
      <style:paragraph-properties style:page-number="auto"/>
      <style:text-properties fo:language="fr" fo:country="BE"/>
    </style:style>
    <style:style style:name="P200" style:family="paragraph" style:parent-style-name="Footnote" style:master-page-name="Converted91">
      <style:paragraph-properties style:page-number="auto"/>
    </style:style>
    <style:style style:name="P201" style:family="paragraph" style:parent-style-name="Footnote" style:master-page-name="Converted92">
      <style:paragraph-properties style:page-number="auto"/>
    </style:style>
    <style:style style:name="P202" style:family="paragraph" style:parent-style-name="Footnote" style:master-page-name="Converted93">
      <style:paragraph-properties style:page-number="auto"/>
    </style:style>
    <style:style style:name="P203" style:family="paragraph" style:parent-style-name="Footnote" style:master-page-name="Converted94">
      <style:paragraph-properties style:page-number="auto"/>
    </style:style>
    <style:style style:name="P204" style:family="paragraph" style:parent-style-name="Footnote" style:master-page-name="Converted96">
      <style:paragraph-properties style:page-number="auto"/>
    </style:style>
    <style:style style:name="P205" style:family="paragraph" style:parent-style-name="Footnote" style:master-page-name="Converted97">
      <style:paragraph-properties style:page-number="auto"/>
    </style:style>
    <style:style style:name="P206" style:family="paragraph" style:parent-style-name="Footnote" style:master-page-name="Converted98">
      <style:paragraph-properties style:page-number="auto"/>
    </style:style>
    <style:style style:name="P207" style:family="paragraph" style:parent-style-name="Footnote">
      <style:text-properties style:font-name="Liberation Serif" fo:font-style="normal" officeooo:rsid="00295e05" officeooo:paragraph-rsid="00295e05" style:font-style-asian="normal" style:font-style-complex="normal"/>
    </style:style>
    <style:style style:name="P208"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09"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10" style:family="paragraph" style:parent-style-name="Footnote">
      <style:text-properties style:font-name="Liberation Serif" officeooo:rsid="0011f973"/>
    </style:style>
    <style:style style:name="P211" style:family="paragraph" style:parent-style-name="Footnote">
      <style:text-properties style:font-name="Liberation Serif" officeooo:rsid="0011f973" officeooo:paragraph-rsid="00191e48"/>
    </style:style>
    <style:style style:name="P212" style:family="paragraph" style:parent-style-name="Footnote">
      <style:text-properties style:font-name="Liberation Serif" officeooo:paragraph-rsid="00191e48"/>
    </style:style>
    <style:style style:name="P213" style:family="paragraph" style:parent-style-name="Footnote">
      <style:text-properties officeooo:rsid="00113d2a" officeooo:paragraph-rsid="0017d228"/>
    </style:style>
    <style:style style:name="P214" style:family="paragraph" style:parent-style-name="Footnote">
      <style:text-properties officeooo:rsid="003a2362" officeooo:paragraph-rsid="00191e48"/>
    </style:style>
    <style:style style:name="P215" style:family="paragraph" style:parent-style-name="Footnote">
      <style:text-properties officeooo:paragraph-rsid="00191e48"/>
    </style:style>
    <style:style style:name="P216" style:family="paragraph" style:parent-style-name="Footnote">
      <style:text-properties fo:background-color="transparent"/>
    </style:style>
    <style:style style:name="P217"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18" style:family="paragraph" style:parent-style-name="Footnote">
      <style:paragraph-properties fo:background-color="#ffff00">
        <style:background-image/>
      </style:paragraph-properties>
    </style:style>
    <style:style style:name="P219"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20" style:family="paragraph" style:parent-style-name="Footnote_20_Text">
      <style:text-properties style:font-name="Liberation Serif"/>
    </style:style>
    <style:style style:name="P221" style:family="paragraph" style:parent-style-name="Footnote_20_Text">
      <style:text-properties style:font-name="Liberation Serif" fo:language="fr" fo:country="BE"/>
    </style:style>
    <style:style style:name="P222" style:family="paragraph" style:parent-style-name="Footnote_20_Text">
      <style:text-properties style:font-name="Liberation Serif" fo:font-size="11pt" fo:language="fr" fo:country="BE" style:font-size-asian="11pt" style:font-size-complex="11pt"/>
    </style:style>
    <style:style style:name="P223" style:family="paragraph" style:parent-style-name="Footnote_20_Text">
      <style:text-properties fo:language="fr" fo:country="BE"/>
    </style:style>
    <style:style style:name="P224" style:family="paragraph" style:parent-style-name="Footnote_20_Text">
      <style:paragraph-properties fo:background-color="#ffff00">
        <style:background-image/>
      </style:paragraph-properties>
      <style:text-properties style:font-name="Liberation Serif"/>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normal" style:font-weight-asian="normal"/>
    </style:style>
    <style:style style:name="T41" style:family="text">
      <style:text-properties fo:language="es" fo:country="ES" fo:font-style="italic" style:font-style-asian="italic"/>
    </style:style>
    <style:style style:name="T42" style:family="text">
      <style:text-properties style:text-position="super 58%"/>
    </style:style>
    <style:style style:name="T43"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4"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5"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6" style:family="text">
      <style:text-properties style:font-size-complex="10pt"/>
    </style:style>
    <style:style style:name="T47"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8" style:family="text">
      <style:text-properties fo:background-color="transparent" loext:char-shading-value="0"/>
    </style:style>
    <style:style style:name="T49" style:family="text">
      <style:text-properties officeooo:rsid="000c60bc" fo:background-color="transparent" loext:char-shading-value="0"/>
    </style:style>
    <style:style style:name="T50" style:family="text">
      <style:text-properties officeooo:rsid="000e65cc" fo:background-color="transparent" loext:char-shading-value="0"/>
    </style:style>
    <style:style style:name="T51" style:family="text">
      <style:text-properties officeooo:rsid="000c60bc"/>
    </style:style>
    <style:style style:name="T52" style:family="text">
      <style:text-properties officeooo:rsid="000e65cc"/>
    </style:style>
    <style:style style:name="T53"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4" style:family="text">
      <style:text-properties fo:language="fr" fo:country="FR" fo:font-style="normal" style:font-style-asian="normal" style:font-style-complex="normal"/>
    </style:style>
    <style:style style:name="T55" style:family="text">
      <style:text-properties fo:language="fr" fo:country="FR" fo:font-style="normal" officeooo:rsid="00295e05" style:font-style-asian="normal" style:font-style-complex="normal"/>
    </style:style>
    <style:style style:name="T56" style:family="text">
      <style:text-properties fo:language="fr" fo:country="FR" fo:font-style="normal" officeooo:rsid="003a2362" style:font-style-asian="normal" style:font-style-complex="normal"/>
    </style:style>
    <style:style style:name="T57" style:family="text">
      <style:text-properties fo:language="fr" fo:country="FR" officeooo:rsid="0025e690"/>
    </style:style>
    <style:style style:name="T58" style:family="text">
      <style:text-properties fo:language="fr" fo:country="FR" fo:font-style="italic" style:font-style-asian="italic" style:font-style-complex="italic"/>
    </style:style>
    <style:style style:name="T59" style:family="text">
      <style:text-properties fo:language="fr" fo:country="FR" fo:font-style="italic" officeooo:rsid="0025e690" style:font-style-asian="italic" style:font-style-complex="italic"/>
    </style:style>
    <style:style style:name="T60" style:family="text">
      <style:text-properties fo:language="fr" fo:country="FR" fo:font-style="italic" officeooo:rsid="00295e05" style:font-style-asian="italic" style:font-style-complex="italic"/>
    </style:style>
    <style:style style:name="T61" style:family="text">
      <style:text-properties fo:language="fr" fo:country="FR" fo:font-style="italic" officeooo:rsid="0010e286" style:font-style-asian="italic" style:font-style-complex="italic"/>
    </style:style>
    <style:style style:name="T62"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3" style:family="text">
      <style:text-properties fo:language="fr" fo:country="FR" officeooo:rsid="0029d3e8"/>
    </style:style>
    <style:style style:name="T64" style:family="text">
      <style:text-properties fo:language="fr" fo:country="FR" style:text-underline-style="none" fo:font-weight="normal" style:font-weight-asian="normal" style:font-weight-complex="normal"/>
    </style:style>
    <style:style style:name="T65" style:family="text">
      <style:text-properties fo:language="fr" fo:country="FR" style:text-underline-style="none" fo:font-weight="normal" officeooo:rsid="0037a1a0" style:font-weight-asian="normal" style:font-weight-complex="normal"/>
    </style:style>
    <style:style style:name="T66" style:family="text">
      <style:text-properties fo:language="fr" fo:country="FR" style:text-underline-style="none" fo:font-weight="normal" officeooo:rsid="00383cb1" style:font-weight-asian="normal" style:font-weight-complex="normal"/>
    </style:style>
    <style:style style:name="T67" style:family="text">
      <style:text-properties fo:language="fr" fo:country="FR" style:text-underline-style="none" fo:font-weight="normal" officeooo:rsid="003a2362"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background-color="#ffff00" loext:char-shading-value="0" style:font-style-asian="normal" style:font-style-complex="normal"/>
    </style:style>
    <style:style style:name="T96" style:family="text">
      <style:text-properties fo:font-style="normal" officeooo:rsid="001ab208" fo:background-color="#ffff00" loext:char-shading-value="0" style:font-style-asian="normal" style:font-style-complex="normal"/>
    </style:style>
    <style:style style:name="T97" style:family="text">
      <style:text-properties fo:font-style="normal" fo:font-weight="normal" style:font-style-asian="normal" style:font-weight-asian="normal" style:font-style-complex="normal"/>
    </style:style>
    <style:style style:name="T98" style:family="text">
      <style:text-properties fo:font-style="normal" fo:font-weight="normal" officeooo:rsid="000c60bc" style:font-style-asian="normal" style:font-weight-asian="normal" style:font-style-complex="normal"/>
    </style:style>
    <style:style style:name="T99" style:family="text">
      <style:text-properties officeooo:rsid="0018422d"/>
    </style:style>
    <style:style style:name="T100" style:family="text">
      <style:text-properties officeooo:rsid="0019d5a1"/>
    </style:style>
    <style:style style:name="T101" style:family="text">
      <style:text-properties officeooo:rsid="001f25a0"/>
    </style:style>
    <style:style style:name="T102" style:family="text">
      <style:text-properties style:font-name="Liberation Serif" fo:font-size="10pt" fo:language="fr" fo:country="FR" style:font-size-asian="10pt" style:font-size-complex="10pt"/>
    </style:style>
    <style:style style:name="T103" style:family="text">
      <style:text-properties style:font-name="Liberation Serif" fo:font-size="10pt" fo:language="fr" fo:country="BE" style:letter-kerning="false" style:font-size-asian="10pt" style:font-name-complex="Palatino-Roman" style:font-size-complex="10pt"/>
    </style:style>
    <style:style style:name="T104" style:family="text">
      <style:text-properties style:font-name="Liberation Serif" fo:font-size="10pt" fo:language="fr" fo:country="BE" officeooo:rsid="0010e286" style:letter-kerning="false" style:font-size-asian="10pt" style:font-name-complex="Palatino-Roman" style:font-size-complex="10pt"/>
    </style:style>
    <style:style style:name="T105" style:family="text">
      <style:text-properties style:font-name="Liberation Serif" fo:font-size="10pt" fo:language="fr" fo:country="BE" officeooo:rsid="00113d2a" style:letter-kerning="false" style:font-size-asian="10pt" style:font-name-complex="Palatino-Roman" style:font-size-complex="10pt"/>
    </style:style>
    <style:style style:name="T106" style:family="text">
      <style:text-properties style:font-name="Liberation Serif" fo:font-size="10pt" fo:language="fr" fo:country="BE" style:letter-kerning="false" style:font-size-asian="10pt" style:font-name-complex="Rpxr" style:font-size-complex="10pt"/>
    </style:style>
    <style:style style:name="T107"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8" style:family="text">
      <style:text-properties style:font-name="Liberation Serif" fo:language="fr" fo:country="FR"/>
    </style:style>
    <style:style style:name="T109" style:family="text">
      <style:text-properties style:font-name="Liberation Serif" fo:language="fr" fo:country="FR" officeooo:rsid="00203c30"/>
    </style:style>
    <style:style style:name="T110" style:family="text">
      <style:text-properties style:font-name="Liberation Serif" fo:font-size="12pt" style:letter-kerning="false" style:font-size-asian="12pt" style:font-name-complex="Avenir-Book" style:font-size-complex="12pt"/>
    </style:style>
    <style:style style:name="T111" style:family="text">
      <style:text-properties style:font-name="Liberation Serif" fo:font-size="12pt" style:letter-kerning="false" style:font-name-asian="Times New Roman" style:font-size-asian="12pt" style:font-name-complex="Arial1" style:font-size-complex="12pt"/>
    </style:style>
    <style:style style:name="T112" style:family="text">
      <style:text-properties style:font-name="Liberation Serif" fo:font-size="12pt" officeooo:rsid="001189d6" style:letter-kerning="false" style:font-name-asian="Times New Roman" style:font-size-asian="12pt" style:font-name-complex="Arial1" style:font-size-complex="12pt"/>
    </style:style>
    <style:style style:name="T113" style:family="text">
      <style:text-properties style:font-name="Liberation Serif" fo:font-size="12pt" officeooo:rsid="00191e48" style:letter-kerning="false" style:font-name-asian="Times New Roman" style:font-size-asian="12pt" style:font-name-complex="Arial1" style:font-size-complex="12pt"/>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fo:font-style="italic" style:font-size-asian="12pt" style:font-style-asian="italic" style:font-size-complex="12pt"/>
    </style:style>
    <style:style style:name="T116"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7"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8" style:family="text">
      <style:text-properties style:font-name="Liberation Serif" fo:font-size="12pt" fo:font-style="italic" style:letter-kerning="false" style:font-size-asian="12pt" style:font-style-asian="italic" style:font-name-complex="Avenir-Book" style:font-size-complex="12pt"/>
    </style:style>
    <style:style style:name="T119"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20"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21" style:family="text">
      <style:text-properties officeooo:rsid="0025e690"/>
    </style:style>
    <style:style style:name="T122" style:family="text">
      <style:text-properties officeooo:rsid="0029d3e8"/>
    </style:style>
    <style:style style:name="T123" style:family="text">
      <style:text-properties officeooo:rsid="002aa794"/>
    </style:style>
    <style:style style:name="T124" style:family="text">
      <style:text-properties officeooo:rsid="002f218c"/>
    </style:style>
    <style:style style:name="T125" style:family="text">
      <style:text-properties officeooo:rsid="003233e7"/>
    </style:style>
    <style:style style:name="T126" style:family="text">
      <style:text-properties officeooo:rsid="002e7292"/>
    </style:style>
    <style:style style:name="T127" style:family="text">
      <style:text-properties officeooo:rsid="000ff2f6"/>
    </style:style>
    <style:style style:name="T128" style:family="text">
      <style:text-properties fo:color="#1a1a1a" fo:font-size="9.5pt" fo:language="fr" fo:country="BE" style:letter-kerning="false" style:font-size-asian="9.5pt" style:font-name-complex="Wilke-Italic" style:font-size-complex="9.5pt"/>
    </style:style>
    <style:style style:name="T12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30" style:family="text">
      <style:text-properties fo:color="#1a1a1a" style:font-name="Liberation Serif" fo:font-size="10pt" fo:language="fr" fo:country="BE" style:letter-kerning="false" style:font-size-asian="10pt" style:font-name-complex="Wilke-Italic" style:font-size-complex="10pt"/>
    </style:style>
    <style:style style:name="T13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2" style:family="text">
      <style:text-properties style:font-name="Palatino-Roman" fo:font-size="9pt" fo:language="fr" fo:country="BE" officeooo:rsid="0010e286" style:letter-kerning="false" style:font-size-asian="9pt" style:font-name-complex="Palatino-Roman" style:font-size-complex="9pt"/>
    </style:style>
    <style:style style:name="T133" style:family="text">
      <style:text-properties officeooo:rsid="00113d2a"/>
    </style:style>
    <style:style style:name="T134" style:family="text">
      <style:text-properties officeooo:rsid="0012b162"/>
    </style:style>
    <style:style style:name="T135" style:family="text">
      <style:text-properties fo:font-size="12pt" style:font-size-asian="12pt" style:font-size-complex="12pt"/>
    </style:style>
    <style:style style:name="T136" style:family="text">
      <style:text-properties fo:font-size="12pt" style:font-size-asian="12pt" style:font-size-complex="12pt" style:font-weight-complex="bold"/>
    </style:style>
    <style:style style:name="T137" style:family="text">
      <style:text-properties fo:font-size="12pt" fo:font-style="italic" style:font-size-asian="12pt" style:font-style-asian="italic" style:font-size-complex="12pt"/>
    </style:style>
    <style:style style:name="T138" style:family="text">
      <style:text-properties fo:font-size="12pt" fo:font-style="italic" style:font-size-asian="12pt" style:font-style-asian="italic" style:font-size-complex="12pt" style:font-weight-complex="bold"/>
    </style:style>
    <style:style style:name="T139" style:family="text">
      <style:text-properties officeooo:rsid="001189d6"/>
    </style:style>
    <style:style style:name="T140" style:family="text">
      <style:text-properties style:font-name="Liberation Serif"/>
    </style:style>
    <style:style style:name="T141" style:family="text">
      <style:text-properties style:font-name="Liberation Serif" fo:language="fr" fo:country="BE"/>
    </style:style>
    <style:style style:name="T142" style:family="text">
      <style:text-properties style:font-name="Liberation Serif" fo:language="fr" fo:country="BE" fo:font-style="italic" style:font-style-asian="italic"/>
    </style:style>
    <style:style style:name="T143" style:family="text">
      <style:text-properties style:font-name="Liberation Serif" fo:language="fr" fo:country="BE" fo:font-style="italic" style:font-style-asian="italic" style:font-style-complex="italic"/>
    </style:style>
    <style:style style:name="T144" style:family="text">
      <style:text-properties style:font-name="Liberation Serif" fo:language="fr" fo:country="BE" officeooo:rsid="00194524"/>
    </style:style>
    <style:style style:name="T145" style:family="text">
      <style:text-properties style:font-name="Liberation Serif" fo:font-size="11pt" style:font-size-asian="11pt" style:font-size-complex="11pt"/>
    </style:style>
    <style:style style:name="T146" style:family="text">
      <style:text-properties style:font-name="Liberation Serif" fo:font-size="11pt" style:letter-kerning="false" style:font-size-asian="11pt" style:font-name-complex="HelveticaNeue-Roman" style:font-size-complex="11pt"/>
    </style:style>
    <style:style style:name="T147" style:family="text">
      <style:text-properties style:font-name="Liberation Serif" fo:font-size="10pt" style:font-size-asian="10pt" style:font-size-complex="10pt"/>
    </style:style>
    <style:style style:name="T148" style:family="text">
      <style:text-properties style:font-name="Liberation Serif" fo:font-size="10pt" fo:language="fr" fo:country="BE" style:font-size-asian="10pt" style:font-size-complex="10pt"/>
    </style:style>
    <style:style style:name="T149" style:family="text">
      <style:text-properties style:font-name="Liberation Serif" fo:font-size="10pt" fo:language="fr" fo:country="BE" style:letter-kerning="false" style:font-size-asian="10pt" style:font-name-complex="Palatino-Roman" style:font-size-complex="10pt"/>
    </style:style>
    <style:style style:name="T150"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51"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2"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3" style:family="text">
      <style:text-properties style:font-name="Liberation Serif" fo:font-size="10pt" fo:font-style="italic" style:font-size-asian="10pt" style:font-style-asian="italic" style:font-size-complex="10pt"/>
    </style:style>
    <style:style style:name="T154" style:family="text">
      <style:text-properties style:font-name="Liberation Serif" fo:font-size="9pt" fo:language="fr" fo:country="BE" style:letter-kerning="false" style:font-size-asian="9pt" style:font-name-complex="Palatino-Roman" style:font-size-complex="9pt"/>
    </style:style>
    <style:style style:name="T155"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6"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7"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8"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9" style:family="text">
      <style:text-properties style:font-name="Liberation Serif" fo:font-style="italic" style:font-style-asian="italic"/>
    </style:style>
    <style:style style:name="T160" style:family="text">
      <style:text-properties style:font-name="Liberation Serif" fo:font-style="italic" style:font-style-asian="italic" style:font-style-complex="italic"/>
    </style:style>
    <style:style style:name="T161" style:family="text">
      <style:text-properties style:font-name="Liberation Serif" fo:font-style="italic" officeooo:rsid="00193916" style:font-style-asian="italic" style:font-style-complex="italic"/>
    </style:style>
    <style:style style:name="T162" style:family="text">
      <style:text-properties style:font-name="Liberation Serif" officeooo:rsid="00194524"/>
    </style:style>
    <style:style style:name="T163" style:family="text">
      <style:text-properties style:font-name="Liberation Serif" fo:font-style="normal" officeooo:rsid="00193916" style:font-style-asian="normal" style:font-style-complex="normal"/>
    </style:style>
    <style:style style:name="T164" style:family="text">
      <style:text-properties style:font-name="Liberation Sans" fo:font-size="14pt" style:font-size-asian="14pt" style:font-size-complex="14pt"/>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fo:background-color="#ffff00" loext:char-shading-value="0"/>
    </style:style>
    <style:style style:name="T169" style:family="text">
      <style:text-properties officeooo:rsid="001ab2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Introduction</text:p>
      <text:p text:style-name="P3"><text:span text:style-name="T33"><text:tab/></text:span>La biosphère<text:note text:id="ftn1" text:note-class="footnote"><text:note-citation>1</text:note-citation><text:note-body><text:p text:style-name="P106">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07">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08"><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09"><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10">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11">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12">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113"><text:span text:style-name="T51">L</text:span>e Produit intérieur brut (PIB) est l'indicateur usuel du niveau de production et par extension du niveau de développement.</text:p><text:p text:style-name="Footnote"/></text:note-body></text:note> (PIB) mondial en parité de pouvoir d'achat de 1870 est estimé à 1 101 369 millions <text:soft-page-break/>de dollars. Il s’élève en 2010 à 74 004 249 millions de dollars. Le niveau de richesse mondiale a donc été multiplié par plus de soixante-dix<text:note text:id="ftn9" text:note-class="footnote"><text:note-citation>9</text:note-citation><text:note-body><text:p text:style-name="P114">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15">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16">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17">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18">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19">«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ext:soft-page-break/>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20">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21">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22">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23">LATOUCHE (S.), « Pour une société de décroissance », <text:span text:style-name="T8">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text:soft-page-break/>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24">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25">HUBERT (S.) et al., « Lignes directrices nationales sur la séquence éviter, réduire et compenser les impacts sur les milieux naturels », Ibid., p. 193.</text:p><text:p text:style-name="P3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26">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text:soft-page-break/>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27"><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28">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79">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29">«<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9">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30">SOYER <text:s/><text:span text:style-name="T169">(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31"><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2">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2">la mise en place d'une banque de compensation qui est en charge de la préservation ou de la restauration d'un site grâce à des crédits alloués par les opérateurs économiques afin de compenser les impacts de leurs projets ;</text:p>
        </text:list-item>
        <text:list-item>
          <text:p text:style-name="P72">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2">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soft-page-break/><text:tab/>Le système de compensation aux États-Unis<text:note text:id="ftn27" text:note-class="footnote"><text:note-citation>27</text:note-citation><text:note-body><text:p text:style-name="P132"><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33">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34">« Standard on Biodiversity Offsets », Business and Biodiversity Offsets Programme (BBOP), <text:span text:style-name="T169">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35">« Standard on Biodiversity Offsets », Business and Biodiversity Offsets Programme (BBOP), <text:span text:style-name="T169">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text:soft-page-break/>sation environnementale.</text:p>
      <text:p text:style-name="P3"/>
      <text:p text:style-name="P96">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36">« Standard on Biodiversity Offsets », Business and Biodiversity Offsets Programme (BBOP), <text:span text:style-name="T169">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37">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38"><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79">3. L'émergence de la compensation environnementale en Afrique</text:p>
      <text:p text:style-name="P3"><text:tab/>En Afrique, en Afrique-du-Sud, en Ouganda et à Madagascar des systèmes de compensation environnementale sont émergents. En Afrique du Sud, par exemple, le système est fondé sur l'étude d'impact environnemental issue du Règlement national de gestion de l'environnement 107 de <text:soft-page-break/>1998<text:note text:id="ftn34" text:note-class="footnote"><text:note-citation>34</text:note-citation><text:note-body><text:p text:style-name="P139">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1">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40">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93">1. Le lent développement du cadre juridique des mesures compensatoires dans les études d'impact environnemental <text:span text:style-name="T165">depuis</text:span> 1976</text:p>
      <text:p text:style-name="P3"/>
      <text:p text:style-name="P3"><text:tab/>La loi n°76-629 du 10 juillet 1976 relative à la protection de la Nature<text:note text:id="ftn36" text:note-class="footnote"><text:note-citation>36</text:note-citation><text:note-body><text:p text:style-name="P141"><text:span text:style-name="footnote_20_reference"><text:span text:style-name="T38"><text:s/></text:span></text:span><text:span text:style-name="T40">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9">«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30">Les études, préalables à la réalisation d'aménagements ou d'ouvrages qui, par l'importance <text:soft-page-break/>de leurs dimensions ou leurs incidences sur le milieu naturel, peuvent porter atteinte à ce dernier, doivent comporter une étude d'impact permettant d'en apprécier les conséquences.</text:p>
      <text:p text:style-name="P30">Un décret en Conseil d'Etat précise les modalités d'application du présent article.</text:p>
      <text:p text:style-name="P29"><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42">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43">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2"/>
      <text:p text:style-name="P105">2. La nouvelle impulsion issue du Droit communautaire</text:p>
      <text:p text:style-name="P22"/>
      <text:p text:style-name="P22"><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44">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145">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46">Code de l'environnement, art. L. 414-4.</text:p><text:p text:style-name="Footnote"/></text:note-body></text:note> .</text:p>
      <text:p text:style-name="P22"><text:soft-page-break/></text:p>
      <text:p text:style-name="P105">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47">Code de l'environnement, art. L 411-1 et 411-2.</text:p><text:p text:style-name="Footnote"/></text:note-body></text:note>, pour l’application des procédures de la loi sur l’eau<text:note text:id="ftn43" text:note-class="footnote"><text:note-citation>43</text:note-citation><text:note-body><text:p text:style-name="P148"><text:span text:style-name="T51">C</text:span>ode de l'environnement, art. R. 214-6.</text:p><text:p text:style-name="Footnote"/></text:note-body></text:note> et pour les projets de défrichement<text:note text:id="ftn44" text:note-class="footnote"><text:note-citation>44</text:note-citation><text:note-body><text:p text:style-name="P149">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50">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51">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52">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53">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54">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text:soft-page-break/>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55">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1">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8">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56">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
      <text:p text:style-name="P79">1. Le cadre commun de la compensation</text:p>
      <text:p text:style-name="P3"/>
      <text:p text:style-name="P3"><text:tab/> La compensation figure, en premier lieu, dans le contenu de l'étude d'impact environnemen<text:soft-page-break/>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57">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79">2. L'application de règles spécifiques de compensation à des cas particuliers</text:p>
      <text:p text:style-name="P3"><text:soft-page-break/></text:p>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58"><text:span text:style-name="T51">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text:soft-page-break/>ronnement intègre les différentes études environnementales analysant les effets d'un projet sur l'environnement<text:note text:id="ftn54" text:note-class="footnote"><text:note-citation>54</text:note-citation><text:note-body><text:p text:style-name="P159">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60">Les « inspecteurs de l’environnement » sont créés par l<text:span text:style-name="T38">’o</text:span><text:span text:style-name="T40">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65">«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ext:soft-page-break/>toires et de leur mise en œuvre effective relativement récente<text:note text:id="ftn57" text:note-class="footnote"><text:note-citation>57</text:note-citation><text:note-body><text:p text:style-name="P166">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0" text:outline-level="3"/>
      <text:p text:style-name="P101">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03" text:outline-level="4"/>
      <text:p text:style-name="P99">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67">LIMA (G. B), « Les diverses formes pour la compensation dans la protection juridique de l’environnement : un défi pour l’épistémologie juridique », <text:span text:style-name="T7">ACDI</text:span><text:span text:style-name="T41">-Anuario Colombiano</text:span><text:span text:style-name="T7"> de</text:span><text:span text:style-name="T41">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68">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69">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78">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40"><text:span text:style-name="T128">Il existerait peu de retours d'expérience et aucune consultation scientifique sur la notion d'équivalence écologique selon Marthe LUCAS et Anne GERRERO. In, NÉOUZE (B.), « La compensation écologique, une double peine pour l'agriculture », </text:span><text:span text:style-name="T129">Réussir grandes cultures</text:span><text:span text:style-name="T12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70">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71">«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72">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73">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74">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75">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8"> »</text:span><text:span text:style-name="T48"><text:note text:id="ftn68" text:note-class="footnote"><text:note-citation>68</text:note-citation><text:note-body><text:p text:style-name="P176">Code forestier, Art. L. 341-6.</text:p><text:p text:style-name="Footnote"/></text:note-body></text:note></text:span><text:span text:style-name="T48">. Dans ce cadre, l</text:span><text:span text:style-name="T49">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77">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4">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1"><text:tab/>La compensation écologique consiste principalement en trois types de mesures : les mesures de restauration ou de réhabilitation ; les mesures de préservation et de mise en valeur et les mesures de création.</text:p>
      <text:p text:style-name="P21"><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1"/>
      <text:p text:style-name="P21"><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78">Philippe BILLET souligne que la notion d’équilibre <text:span text:style-name="T127">apparaît</text:span> à <text:span text:style-name="T127">plusieurs</text:span> reprise<text:span text:style-name="T127">s</text:span> dan<text:span text:style-name="T127">s</text:span> la Charte de l’environnement, d’une part dans son préambule, à propos des « <text:span text:style-name="T7">équilibres naturels [qui] ont conditionné l'émergence de l'humanité</text:span> », d’autre part à l’article 1<text:span text:style-name="T42">er</text:span> déterminant que « c<text:bookmark text:name="_GoBack"/><text:span text:style-name="T7">hacun a le droit de vivre dans un environnement équilibré et respectueux de la santé</text:span> », <text:span text:style-name="T127">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1"/>
      <text:p text:style-name="P80">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79"><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5"><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80">STERN (N.). <text:span text:style-name="T1">2008. "The Economics of Climate Change." </text:span><text:span text:style-name="T26">American Economic Review</text:span><text:span text:style-name="T23">, 98(2): 1-37, 45 p.</text:span></text:p><text:p text:style-name="P33"/></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81">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82">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83"><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4">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84"><text:span text:style-name="T51">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85"><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86"><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48"> des mesures par essence écologiques. Les mesures compensatoires sont également des </text:span></text:span><text:span text:style-name="st"><text:span text:style-name="T49">outils</text:span></text:span><text:span text:style-name="st"><text:span text:style-name="T48"> éminemment léga</text:span></text:span><text:span text:style-name="st"><text:span text:style-name="T49">ux, s'inscrivant dans le cadre de procédures réglementaires d'autorisation.</text:span></text:span></text:p>
      <text:p text:style-name="P20"/>
      <text:h text:style-name="P104" text:outline-level="4"><text:soft-page-break/>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78">1. L'importance préalable de l'étude d'impact environnemental</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8">sidère à ce titre que l'étude revêt une importan</text:span>ce centrale pour la préservation de la biodiversité et des ressources naturelles<text:note text:id="ftn79" text:note-class="footnote"><text:note-citation>79</text:note-citation><text:note-body><text:p text:style-name="P187"><text:span text:style-name="T35">Le Conseil National de la Protection de la nature (CNPN) considère que l’« </text:span><text:span text:style-name="T45">un des facteurs clé d’amélioration de l’efficacité des compensations réside dans la qualité des études d’impact</text:span><text:span text:style-name="T44">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6">http://droitnature.free.fr/pdf/Grenelle/Avis_CNPN.pdf</text:span></text:a><text:span text:style-name="T46"> </text:span></text:p><text:p text:style-name="Footnote"/></text:note-body></text:note>.</text:p>
      <text:p text:style-name="P26">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88">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189">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190">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191">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1">doit</text:span> comprendre certains éléments <text:span text:style-name="T48">tel</text:span><text:span text:style-name="T49">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8"><text:tab/>L</text:span><text:span text:style-name="T49">a rubrique de l'étude d'impact consacrée à l</text:span><text:span text:style-name="T48">'analyse des effets sur l'environnement est également importante </text:span><text:span text:style-name="T49">dans la mesure où elle </text:span><text:span text:style-name="T48">comprend une </text:span><text:span text:style-name="T49">évaluation</text:span><text:span text:style-name="T48"> </text:span><text:span text:style-name="T49">d</text:span><text:span text:style-name="T48">es conséquences </text:span><text:span text:style-name="T49">du projet </text:span><text:span text:style-name="T48">sur le milieu naturel. Les scenarii majorants sont retenus </text:span><text:span text:style-name="T49">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192">CE, 20 avr. 2012, n° 327283. Le juge administratif considère que l’étude d’impact ne doit pas nécessairement définir les mesures de compensation, dès lors qu’elle renvoie à des études ultérieures.</text:p><text:p text:style-name="Footnote"/></text:note-body></text:note>. <text:span text:style-name="T133">Une telle pratique rend cependant la délivrance d'une autorisation moins certaine</text:span><text:span text:style-name="T133"><text:note text:id="ftn85" text:note-class="footnote"><text:note-citation>85</text:note-citation><text:note-body><text:p text:style-name="Footnote"><text:span text:style-name="Default_20_Paragraph_20_Font"><text:span text:style-name="T104">Le juge administratif veille à la rigueur des mesures compensatoires. Ains</text:span></text:span><text:span text:style-name="Default_20_Paragraph_20_Font"><text:span text:style-name="T105">i u</text:span></text:span><text:span text:style-name="Default_20_Paragraph_20_Font"><text:span text:style-name="T104">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3">rib</text:span></text:span><text:span text:style-name="Default_20_Paragraph_20_Font"><text:span text:style-name="T104">unal </text:span></text:span><text:span text:style-name="Default_20_Paragraph_20_Font"><text:span text:style-name="T103">adm</text:span></text:span><text:span text:style-name="Default_20_Paragraph_20_Font"><text:span text:style-name="T104">inistratif d'</text:span></text:span><text:span text:style-name="Default_20_Paragraph_20_Font"><text:span text:style-name="T103"> Amiens, 20 novembre 1992, Assoc</text:span></text:span><text:span text:style-name="Default_20_Paragraph_20_Font"><text:span text:style-name="T104">iation</text:span></text:span><text:span text:style-name="Default_20_Paragraph_20_Font"><text:span text:style-name="T103"> Aisne-Environnement, </text:span></text:span><text:span text:style-name="Default_20_Paragraph_20_Font"><text:span text:style-name="T107">Revue juridique de l’environnement </text:span></text:span><text:span text:style-name="Default_20_Paragraph_20_Font"><text:span text:style-name="T103">1993</text:span></text:span><text:span text:style-name="Default_20_Paragraph_20_Font"><text:span text:style-name="T106">/</text:span></text:span><text:span text:style-name="Default_20_Paragraph_20_Font"><text:span text:style-name="T103">4, p. 577</text:span></text:span><text:span text:style-name="Default_20_Paragraph_20_Font"><text:span text:style-name="T104">).</text:span></text:span></text:p><text:p text:style-name="P39"><text:span text:style-name="Default_20_Paragraph_20_Font"><text:span text:style-name="T132"/></text:span></text:p></text:note-body></text:note></text:span><text:span text:style-name="T133">.</text:span></text:p>
      <text:p text:style-name="P2"><text:tab/>Enfin, la méthodologie sur laquelle s'est basée l'étude d'impact pour décrire l'état initial du site et les effets doit être justifiée par le maître d'ouvrage.</text:p>
      <text:p text:style-name="P26"><text:soft-page-break/>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193"><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194"><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195">Circulaire DGPAAT/SDFB/C2013-3060, 28 mai 2013, II, 2.1.1, B, publié<text:span text:style-name="T169">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text:soft-page-break/>nomenclature annexée à l’article R. 214-1 du Code de l’environnement. La demande d’autorisation de telles installations comprend un document d’incidences<text:note text:id="ftn89" text:note-class="footnote"><text:note-citation>89</text:note-citation><text:note-body><text:p text:style-name="P196">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197">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198">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199">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00"><text:span text:style-name="T47">Voir CJUE, 3</text:span><text:span text:style-name="T43">e</text:span><text:span text:style-name="T47">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7">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01">Conseil d’Etat, 13 déc. 2013, n° 349541.</text:p><text:p text:style-name="Footnote"/></text:note-body></text:note>. </text:p>
      <text:p text:style-name="P27"><text:span text:style-name="T52">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oft-page-break/><text:span text:style-name="T50">nécessaire à condition qu'elle regroupe le contenu des deux autre études environnementale</text:span><text:span text:style-name="T48"><text:note text:id="ftn95" text:note-class="footnote"><text:note-citation>95</text:note-citation><text:note-body><text:p text:style-name="P202">Code de l'environnement, art. R. 214-6 ; R. 214-32 et R. 414-22.</text:p><text:p text:style-name="Footnote"/></text:note-body></text:note></text:span><text:span text:style-name="T50">.</text:span></text:p>
      <text:p text:style-name="P26">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8"><text:span text:style-name="T13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3"><text:note text:id="ftn96" text:note-class="footnote"><text:note-citation>96</text:note-citation><text:note-body><text:p text:style-name="P213"><text:span text:style-name="T19">Les mesures compensatoires pour la biodiversité – Principes et projet de mise en œuvre en Région PACA, </text:span><text:span text:style-name="T90">Direction régionale de l'environnement Provence-Alpes-Côte-d'Azur, 2009,</text:span> p. 22.</text:p><text:p text:style-name="P213"/></text:note-body></text:note></text:span><text:span text:style-name="T133">.</text:span></text:p>
      <text:p text:style-name="P26">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6">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4"><text:span text:style-name="T37">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7">.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03">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3">Ceci est possible</text:span> par la maîtrise foncière du site pendant suffisamment longtemps pour assurer la bonne réalisation de la compensation. Cela suppose <text:span text:style-name="T133">également la mise </text:span>en œuvre des mesures de gestion.</text:p>
      <text:p text:style-name="P2"/>
      <text:p text:style-name="P77"><text:soft-page-break/>2.1. Les mécanismes de maîtrise foncière</text:p>
      <text:p text:style-name="P10"/>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61"><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04">Code général des collectivités territoriales, article L. 4221-3.</text:p><text:p text:style-name="P33"/></text:note-body></text:note> ainsi que l’avis des Chambres d'agriculture lorsque l'opération entraîne la réduction des espaces agricoles ou forestiers<text:note text:id="ftn100" text:note-class="footnote"><text:note-citation>100</text:note-citation><text:note-body><text:p text:style-name="P205">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text:soft-page-break/>propriété et de payer un loyer.</text:p>
      <text:p text:style-name="P2"><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06">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8">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94">2.2. Les mécanismes de gestion</text:p>
      <text:p text:style-name="P37"/>
      <text:p text:style-name="P6"><text:span text:style-name="T133"><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text:span><text:soft-page-break/><text:span text:style-name="T18">artificielle susceptible de les dégrader </text:span><text:span text:style-name="T133">»</text:span><text:span text:style-name="T133"><text:note text:id="ftn102" text:note-class="footnote"><text:note-citation>102</text:note-citation><text:note-body><text:p text:style-name="P47">Code de l'environnement, art. L. 332-1 et suivants.</text:p><text:p text:style-name="P47"/></text:note-body></text:note></text:span><text:span text:style-name="T133"> ; les réserves naturelles régionales mises en places pour la protection de la faune, de la flore, ou des milieux naturels, par délibération du conseil régional</text:span><text:span text:style-name="T133"><text:note text:id="ftn103" text:note-class="footnote"><text:note-citation>103</text:note-citation><text:note-body><text:p text:style-name="P51">Code de l'environnement, art. L. 332-1 et suivants.</text:p></text:note-body></text:note></text:span><text:span text:style-name="T133"> ; <text:s/>les réserves nationales de chasse et de faune sauvage ; les réserves biologiques domaniales ; les réserves biologiques forestières ; etc.</text:span></text:p>
      <text:p text:style-name="P6"><text:tab/><text:span text:style-name="T13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0">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02">II. <text:span text:style-name="T68">Intérêts</text:span> et limites de la compensation</text:p>
      <text:p text:style-name="P35"/>
      <text:p text:style-name="P35"><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35"><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00">A. Les avantages de la compensation environnementale</text:p>
      <text:p text:style-name="P38"/>
      <text:p text:style-name="P12"><text:tab/><text:span text:style-name="T99">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100">Le programme de compensation biodiversité et entreprises</text:span><text:span text:style-name="T100"><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100"> <text:s/>met en avant dix principes de la compensation environnementale qui témoignent, au niveau mondial, des intérêts du développement de cette pratique</text:span><text:span text:style-name="T100"><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100">. Il s'agit de :</text:span></text:p>
      <text:list xml:id="list8934367867770064954" text:style-name="L1">
        <text:list-item>
          <text:p text:style-name="P74">atteindre un résultat de non perte nette de biodiversité ;</text:p>
        </text:list-item>
        <text:list-item>
          <text:p text:style-name="P74">tendre vers un gain de biodiversité ;</text:p>
        </text:list-item>
        <text:list-item>
          <text:p text:style-name="P74">respecter la hiérarchie des mesures d'atténuation (éviter, réduire, compenser) ;</text:p>
        </text:list-item>
        <text:list-item>
          <text:p text:style-name="P74">poser des limites au principe de compensation ;</text:p>
        </text:list-item>
        <text:list-item>
          <text:p text:style-name="P74">prendre en compte le contexte local ;</text:p>
        </text:list-item>
        <text:list-item>
          <text:p text:style-name="P74"><text:soft-page-break/>faire participer l'ensemble des parties prenantes ;</text:p>
        </text:list-item>
        <text:list-item>
          <text:p text:style-name="P74">mettre en œuvre une mesure de compensation de façon justifiée, équilibrée et équitable ;</text:p>
        </text:list-item>
        <text:list-item>
          <text:p text:style-name="P74">fixer un objectif de résultats sur du long terme ;</text:p>
        </text:list-item>
        <text:list-item>
          <text:p text:style-name="P74">être transparent et communiquer ses résultats :</text:p>
        </text:list-item>
        <text:list-item>
          <text:p text:style-name="P74">respecter les savoirs-faire traditionnels lors de la mise en place des mesures de compensation.</text:p>
        </text:list-item>
      </text:list>
      <text:p text:style-name="P12"><text:span text:style-name="T100"><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12"/>
      <text:p text:style-name="P85"><text:span text:style-name="T74">1</text:span><text:span text:style-name="T69">. </text:span><text:span text:style-name="T75">La meilleure prise en compte de l'environnement par le porteur de projet</text:span></text:p>
      <text:p text:style-name="P13"/>
      <text:p text:style-name="P13"><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41">L<text:span text:style-name="T101">'insertion de mesures compensatoires dans un projet ne permet pas la validation automatique d'un projet.</text:span></text:p><text:p text:style-name="P41"/></text:note-body></text:note></text:span><text:span text:style-name="T76">, permet indéniablement une meilleure prise en compte de l'environnement, en particulier de la biodiversité par le pétitionnaire. </text:span></text:p>
      <text:p text:style-name="P12"/>
      <text:p text:style-name="P87">1.1. Les intérêts de la compensation dans le cadre des études environnementales</text:p>
      <text:p text:style-name="P12"/>
      <text:p text:style-name="P12"><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2">C</text:span><text:span text:style-name="T108">'est le cas par exemple de l’arrêté du 17 juin 2014 autorisant la société Buty Décehts spéciaux à exploiter un centre de transit et de regroupement de déchets industriels dangereux situés 5, rue Francine Fromont, zone </text:span><text:span text:style-name="T109">indu1strielle</text:span><text:span text:style-name="T108">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41">Conseil d'Etat, 10 juin 1983, n° 46877, Recueil Lebon, pp. 255-256.</text:p><text:p text:style-name="P41"/></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12"><text:tab/><text:span text:style-name="T121">On distingue habituellement deux types d'obligation, les obligations de moyens et les obligations de résultats</text:span><text:span text:style-name="T121"><text:note text:id="ftn109" text:note-class="footnote"><text:note-citation>109</text:note-citation><text:note-body><text:p text:style-name="P42">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2"/></text:note-body></text:note></text:span><text:span text:style-name="T121">. Dans le cadre des premières, le débiteur de l'obligation s'engage à <text:s/>mettre en œuvre, </text:span><text:span text:style-name="T13">in abstracto</text:span><text:span text:style-name="T83">, pour</text:span><text:span text:style-name="T121">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21"> »</text:span><text:span text:style-name="T121"><text:note text:id="ftn110" text:note-class="footnote"><text:note-citation>110</text:note-citation><text:note-body><text:p text:style-name="P43">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07"/></text:note-body></text:note></text:span><text:span text:style-name="T121">.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21">[humides] </text:span><text:span text:style-name="T13">détruites</text:span><text:span text:style-name="T121"> »</text:span><text:span text:style-name="T121"><text:note text:id="ftn111" text:note-class="footnote"><text:note-citation>111</text:note-citation><text:note-body><text:p text:style-name="P44"><text:span text:style-name="T122">L'arrêté dispose également qu'une </text:span><text:span text:style-name="T57">« </text:span><text:span text:style-name="T59">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7"> ». </text:span><text:span text:style-name="T63">In, A</text:span><text:span text:style-name="T57">rrêté interpréfectoral Bas-Rhin Moselle du 2 novembre 2009 portant autorisation de réalisation des travaux de la LGV est européenne – Unité Hydrographique <text:s/>de la Zorn </text:span><text:span text:style-name="T63">; cité par </text:span><text:span text:style-name="T58">Analyse des mesures compensatoires aux atteintes au patrimoine naturel – Receuil et analyse de cas</text:span><text:span text:style-name="T54">, pour le ministère de l'écologie, de l'énergie, du développement durable et de la mer, Enviroscop – CERE – Cogreah – In vivo, 2010, p. 37.</text:span></text:p><text:p text:style-name="P208"/></text:note-body></text:note></text:span><text:span text:style-name="T121">.</text:span><text:tab/></text:p>
      <text:p text:style-name="P75"><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3">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3"> »</text:span><text:span text:style-name="T123"><text:note text:id="ftn112" text:note-class="footnote"><text:note-citation>112</text:note-citation><text:note-body><text:p text:style-name="P48">HUBERT (S.) et al., « Lignes directrices nationales sur la séquence éviter, réduire et compenser les impacts sur les milieux naturels », Ibid., p. 97.</text:p></text:note-body></text:note></text:span><text:span text:style-name="T123">. Cet objectif est atteint grâce à l'équivalence écologique déterminée par les services instructeurs.</text:span></text:p>
      <text:p text:style-name="P12"/>
      <text:p text:style-name="P87">1.2. <text:span text:style-name="T124">L’intérêt de l'équivalence écologique en tant qu'outil de conciliation de l'écologie et de l'économie</text:span></text:p>
      <text:p text:style-name="P14"/>
      <text:p text:style-name="P12"><text:tab/><text:span text:style-name="T124">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5">L</text:span>e plus abouti. <text:span text:style-name="T126">L'article L. 341-6 du Code forestier dispose :</text:span></text:p>
      <text:p text:style-name="P31"><text:span text:style-name="T69">« </text:span>L'autorité administrative compétente de l'Etat peut subordonner son autorisation au respect d'une ou plusieurs des conditions suivantes : [...]</text:p>
      <text:p text:style-name="P32"><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91"><text:tab/></text:p>
      <text:p text:style-name="P36"><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36"/>
      <text:p text:style-name="P36"><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5"><text:tab/></text:span></text:p>
      <text:p text:style-name="P12"/>
      <text:p text:style-name="P86">2. La compensation environnementale comme opportunité de financement de la conservation environnementale</text:p>
      <text:p text:style-name="P15"><text:tab/></text:p>
      <text:p text:style-name="P16"><text:span text:style-name="T64"><text:tab/></text:span><text:span text:style-name="T65">Les mesures dites d'accompagnement ont vocation à renforcer les mesures compensatoires. Elles ne sont pas des mesures obligatoires, mais sont appréciées de l'administration qui leur accorde une importance particulière</text:span><text:span text:style-name="T65"><text:note text:id="ftn113" text:note-class="footnote"><text:note-citation>113</text:note-citation><text:note-body><text:p text:style-name="P45">Les mesures compensatoires pour la biodiversité : la stratégie de la DIREN PACA », Direction régionale de l'environnement Provence-Alpes-Côte d'Azur, Aix-En-Provence, 18 septembre 2008, p. 10.</text:p></text:note-body></text:note></text:span><text:span text:style-name="T65">. </text:span><text:span text:style-name="T66">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6"><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6"><text:note text:id="ftn114" text:note-class="footnote"><text:note-citation>114</text:note-citation><text:note-body><text:p text:style-name="P46"><text:span text:style-name="T60">Analyse des mesures compensatoires aux atteintes au patrimoine naturel – </text:span><text:span text:style-name="T61">Recueil</text:span><text:span text:style-name="T60"> et analyse de cas</text:span><text:span text:style-name="T55">, pour le ministère de l'écologie, de l'énergie, du développement durable et de la mer, Enviroscop – CERE – Cogreah – In vivo, 2010, </text:span><text:span text:style-name="T56">p. 99.</text:span></text:p><text:p text:style-name="P209"/></text:note-body></text:note></text:span><text:span text:style-name="T66">.</text:span></text:p>
      <text:p text:style-name="P4"><text:span text:style-name="T66"><text:tab/></text:span><text:span text:style-name="T67">Les mesures d'accompagnement peuvent également donné lieu au prélèvement puis à la réintroduction d'espèces, après leur multiplication </text:span><text:span text:style-name="T62">in vitro</text:span><text:span text:style-name="T53">. La phase de multiplication est ici importante pour la qualification de mesure d'accompagnement. Philippe BILLET nous rappelle que le déplacement d'espèces est constitutif d'une mesure compensatoire</text:span><text:span text:style-name="T53"><text:note text:id="ftn115" text:note-class="footnote"><text:note-citation>115</text:note-citation><text:note-body><text:p text:style-name="P50"><text:span text:style-name="T127">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49"/></text:note-body></text:note></text:span><text:span text:style-name="T53">. Ce type de mesure est mis en place pour des espèces d'un intérêt exceptionnel en raison des coûts en œuvre et des probabilités de réussite</text:span><text:span text:style-name="T53"><text:note text:id="ftn116" text:note-class="footnote"><text:note-citation>116</text:note-citation><text:note-body><text:p text:style-name="P214"><text:span text:style-name="T19">Les mesures compensatoires pour la biodiversité – Principes et projet de mise en œuvre en Région PACA, </text:span><text:span text:style-name="T90">Direction régionale de l'environnement Provence-Alpes-Côte-d'Azur, 2009, p.</text:span> 24.</text:p><text:p text:style-name="P214"/></text:note-body></text:note></text:span><text:span text:style-name="T53">.</text:span></text:p>
      <text:p text:style-name="P92"><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2"/>
      <text:p text:style-name="P88"><text:span text:style-name="T164">B. Les difficultés de compensation environnementale</text:span></text:p>
      <text:p text:style-name="P73"/>
      <text:p text:style-name="P73"><text:span text:style-name="T135"><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7">supercherie</text:span></text:span><text:span text:style-name="Footnote_20_Reference"><text:span text:style-name="T137"><text:note text:id="ftn0" text:note-class="footnote"><text:note-citation>117</text:note-citation><text:note-body><text:p text:style-name="P224"><text:s/>XXXXXXXXXXXXXX ?????</text:p><text:p text:style-name="P221"/></text:note-body></text:note></text:span></text:span><text:span text:style-name="T135">. Philippe BILLET craint pour sa part que la compensation environnementale soit un « </text:span><text:span text:style-name="Default_20_Paragraph_20_Font"><text:span text:style-name="T137">alibis justifiant la réalisation</text:span></text:span><text:span text:style-name="T135"> » des </text:span><text:soft-page-break/><text:span text:style-name="T135">projets</text:span><text:span text:style-name="Footnote_20_Reference"><text:span text:style-name="T135"><text:note text:id="ftn117" text:note-class="footnote"><text:note-citation>118</text:note-citation><text:note-body><text:p text:style-name="P212"><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20"/></text:note-body></text:note></text:span></text:span><text:span text:style-name="T135">.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3"/>
      <text:p text:style-name="P83"><text:span text:style-name="T139">1. </text:span>Les limites méthodologiques des mesures compensatoires</text:p>
      <text:p text:style-name="P73"/>
      <text:p text:style-name="P73"><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3"/>
      <text:p text:style-name="P76"><text:span text:style-name="T139">1.1. </text:span>Les problèmes éthiques de la compensation environnementale</text:p>
      <text:p text:style-name="P73"/>
      <text:p text:style-name="P73"><text:span text:style-name="Default_20_Paragraph_20_Font"><text:span text:style-name="T136"><text:tab/>La compensation environnementale </text:span></text:span><text:span text:style-name="Default_20_Paragraph_20_Font"><text:span text:style-name="T138">ex ante</text:span></text:span><text:span text:style-name="Default_20_Paragraph_20_Font"><text:span text:style-name="T136">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8">droit de détruire</text:span></text:span><text:span text:style-name="Default_20_Paragraph_20_Font"><text:span text:style-name="T136">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6"><text:note text:id="ftn118" text:note-class="footnote"><text:note-citation>119</text:note-citation><text:note-body><text:p text:style-name="Footnote"><text:span text:style-name="T140"><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40">http://www.college-de-france.fr/site/philippe-descola/#course</text:span></text:span></text:a><text:span text:style-name="T140"> </text:span></text:p><text:p text:style-name="P223"/></text:note-body></text:note></text:span></text:span><text:span text:style-name="Default_20_Paragraph_20_Font"><text:span text:style-name="T136">. Certains auteurs dénoncent le fait que la restauration de telle peinture ne saurait justifier la dégradation de telle autre dans la mesure de l’unicité de chaque œuvre</text:span></text:span><text:span text:style-name="Footnote_20_Reference"><text:span text:style-name="T136"><text:note text:id="ftn119" text:note-class="footnote"><text:note-citation>120</text:note-citation><text:note-body><text:p text:style-name="P218"><text:s/>RETROUVER LA RÉFÉRENCE !!!</text:p><text:p text:style-name="P221"/></text:note-body></text:note></text:span></text:span><text:span text:style-name="Default_20_Paragraph_20_Font"><text:span text:style-name="T136">. Cela renvoie au concept de fongibilité</text:span></text:span><text:span text:style-name="Footnote_20_Reference"><text:span text:style-name="T136"><text:note text:id="ftn120" text:note-class="footnote"><text:note-citation>121</text:note-citation><text:note-body><text:p text:style-name="Footnote"><text:span text:style-name="T140"><text:s/></text:span><text:span text:style-name="Default_20_Paragraph_20_Font"><text:span text:style-name="T141">Notons que la Nature est appréhendée par le droit comme une </text:span></text:span><text:span text:style-name="Default_20_Paragraph_20_Font"><text:span text:style-name="T142">res comunis</text:span></text:span><text:span text:style-name="Default_20_Paragraph_20_Font"><text:span text:style-name="T141">, une chose commune qui n’appartient à personne et dont l’usage est commun à tous (Code civil, Art. 714).</text:span></text:span></text:p><text:p text:style-name="P221"/></text:note-body></text:note></text:span></text:span><text:span text:style-name="Default_20_Paragraph_20_Font"><text:span text:style-name="T136"> utilisé pour établir des équivalences écologiques. Notons, qu’une telle critique est moins pertinente pour les mécanismes compensatoires </text:span></text:span><text:span text:style-name="Default_20_Paragraph_20_Font"><text:span text:style-name="T138">ex poste </text:span></text:span><text:span text:style-name="Default_20_Paragraph_20_Font"><text:span text:style-name="T136">issus de la loi relative à la responsabilité environnementale.</text:span></text:span></text:p>
      <text:p text:style-name="P73"><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3"><text:span text:style-name="Default_20_Paragraph_20_Font"><text:span text:style-name="T136"><text:tab/>Le fait de donner une valeur étalon à la biodiversité également pose des questions éthiques. Depuis le célèbre arrêt Ville nouvelle-Est rendu par le Conseil d’Etat en 1971</text:span></text:span><text:span text:style-name="Footnote_20_Reference"><text:span text:style-name="T136"><text:note text:id="ftn121" text:note-class="footnote"><text:note-citation>122</text:note-citation><text:note-body><text:p text:style-name="Footnote"><text:span text:style-name="T145"><text:s/></text:span><text:span text:style-name="Default_20_Paragraph_20_Font"><text:span text:style-name="T146">Conseil d’Etat, 28 mai 1971, Rec. p. 409.</text:span></text:span></text:p><text:p text:style-name="P222"/></text:note-body></text:note></text:span></text:span><text:span text:style-name="Default_20_Paragraph_20_Font"><text:span text:style-name="T136">, l’application de la « théorie du bilan » a rarement donné lieu à l’annulation de de déclarations d’utilités publique pour des travaux d’intérêt national. </text:span></text:span><text:span text:style-name="T135">« Son application n'a jusqu'alors fait obstacle qu'à des projets de faible importance ou de dimension folklorique » pour Philippe CHRESTIA</text:span><text:span text:style-name="Footnote_20_Reference"><text:span text:style-name="T135"><text:note text:id="ftn122" text:note-class="footnote"><text:note-citation>123</text:note-citation><text:note-body><text:p text:style-name="Footnote"><text:span text:style-name="T140"><text:s/></text:span><text:span text:style-name="Default_20_Paragraph_20_Font"><text:span text:style-name="T141">Philippe CHRESTIA, « application de la théorie du bilan en matière de travaux autoroutiers », </text:span></text:span><text:span text:style-name="Default_20_Paragraph_20_Font"><text:span text:style-name="T142">AJDA</text:span></text:span><text:span text:style-name="Default_20_Paragraph_20_Font"><text:span text:style-name="T141">, 1997 p. 545.</text:span></text:span></text:p><text:p text:style-name="P221"/></text:note-body></text:note></text:span></text:span><text:span text:style-name="T135">.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7">l’équilibre écologique</text:span></text:span><text:span text:style-name="T135">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5"><text:note text:id="ftn123" text:note-class="footnote"><text:note-citation>124</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35">.</text:span></text:p>
      <text:p text:style-name="P73"><text:span text:style-name="T135"><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5">l’incohérence qui pouvait exister dans les mesures compensatoires qui ne permettent pas le « </text:span><text:span text:style-name="Default_20_Paragraph_20_Font"><text:span text:style-name="T137">remplacement de ce qui a disparu par autre chose, non seulement de même valeur, mais aussi de même nature</text:span></text:span><text:span text:style-name="T135"> »</text:span><text:span text:style-name="Footnote_20_Reference"><text:span text:style-name="T135"><text:note text:id="ftn124" text:note-class="footnote"><text:note-citation>125</text:note-citation><text:note-body><text:p text:style-name="P218"><text:s/>UNTERMAIER XXXXXXXXX ?????</text:p><text:p text:style-name="P221"/></text:note-body></text:note></text:span></text:span><text:span text:style-name="T135">. L’auteur s’indignait « compenser, et détruire ».</text:span></text:p>
      <text:p text:style-name="P73"><text:span text:style-name="T135"><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5"><text:note text:id="ftn125" text:note-class="footnote"><text:note-citation>126</text:note-citation><text:note-body><text:p text:style-name="Footnote"><text:span text:style-name="T140"><text:s/></text:span><text:span text:style-name="Default_20_Paragraph_20_Font"><text:span text:style-name="T141">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23"/></text:note-body></text:note></text:span></text:span><text:span text:style-name="T135">. </text:span></text:p>
      <text:p text:style-name="P73"><text:span text:style-name="T135"><text:tab/>Ces cas témoignent des limites méthodologiques des mesures compensatoires au plan éthique. Cette méthodologie souffre </text:span><text:span text:style-name="Default_20_Paragraph_20_Font"><text:span text:style-name="T137">a fortiori </text:span></text:span><text:span text:style-name="T135">de limites techniques et scientifiques.</text:span></text:p>
      <text:p text:style-name="P73"/>
      <text:p text:style-name="P76"><text:span text:style-name="T139">1.2. </text:span>Les difficultés techniques et scientifiques </text:p>
      <text:p text:style-name="P73"/>
      <text:p text:style-name="P73"><text:span text:style-name="Default_20_Paragraph_20_Font"><text:span text:style-name="T114"><text:tab/>La méthodologie appliquée aux mesures compensatoires, malgré la publication de </text:span></text:span><text:span text:style-name="Default_20_Paragraph_20_Font"><text:span text:style-name="T115">Lignes directrices nationales</text:span></text:span><text:span text:style-name="Default_20_Paragraph_20_Font"><text:span text:style-name="T114"> visant à l’application uniforme de la compensation environnementale sur l’ensemble du territoire, pose des problèmes techniques. Des documents de retour d’expérience témoignent de ces limites</text:span></text:span><text:span text:style-name="Footnote_20_Reference"><text:span text:style-name="T114"><text:note text:id="ftn126" text:note-class="footnote"><text:note-citation>127</text:note-citation><text:note-body><text:p text:style-name="Footnote"><text:span text:style-name="T140">Voir en particulier SOYER </text:span><text:span text:style-name="T141">(H.) </text:span><text:span text:style-name="T140">et al., </text:span><text:span text:style-name="T160">La compensation écologique état des lieux &amp; recommandations</text:span><text:span text:style-name="T140">, Union internationale pour la conservation de la Nature </text:span><text:span text:style-name="T162">(UICN)</text:span><text:span text:style-name="T140"> France, 2011, Paris, 44 p. et </text:span><text:span text:style-name="T161">Analyse de mesures compensatoires aux atteintes au patrimoine naturel Recueil et analyse de cas</text:span><text:span text:style-name="T163">, Pour le ministère de l'écologie de l'énergie, du développement durable et de la mer, Envirscop – CERE – SOGREAH – IN VIVO, 2010, 241 p.</text:span></text:p><text:p text:style-name="P223"/></text:note-body></text:note></text:span></text:span></text:p>
      <text:p text:style-name="P73"><text:span text:style-name="Default_20_Paragraph_20_Font"><text:span text:style-name="T114"><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4"><text:note text:id="ftn127" text:note-class="footnote"><text:note-citation>128</text:note-citation><text:note-body><text:p text:style-name="Footnote"><text:span text:style-name="T147"><text:s/>Il </text:span><text:span text:style-name="Default_20_Paragraph_20_Font"><text:span text:style-name="T13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31">Réussir grandes cultures</text:span></text:span><text:span text:style-name="Default_20_Paragraph_20_Font"><text:span text:style-name="T130">, janvier 2013, n° 265, p. 78.</text:span></text:span></text:p><text:p text:style-name="P223"/></text:note-body></text:note></text:span></text:span><text:span text:style-name="Default_20_Paragraph_20_Font"><text:span text:style-name="T114">.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4"><text:note text:id="ftn128" text:note-class="footnote"><text:note-citation>129</text:note-citation><text:note-body><text:p text:style-name="Footnote"><text:span text:style-name="T147"><text:s/></text:span><text:span text:style-name="Default_20_Paragraph_20_Font"><text:span text:style-name="T148">Philippe BILLET démontre le manque d’expertise du juge face aux mesures compensatoires <text:s/>qu’il se contente de citer comme des standards, sans description précise (voir par exemple, </text:span></text:span><text:span text:style-name="Default_20_Paragraph_20_Font"><text:span text:style-name="T103">Cons. d’État, 9 février 2004, Association Manche Nature, 223121), In BILLET (P.) <text:s/></text:span></text:span><text:span text:style-name="Default_20_Paragraph_20_Font"><text:span text:style-name="T151">BILLET (P.), « La prise en compte de la faune sauvage dans le cadre des procédures d'aménagement, de gestion et d'occupation de l'espace : réalités d'une apparence juridique »</text:span></text:span><text:span text:style-name="Default_20_Paragraph_20_Font"><text:span text:style-name="T150">, Natures Sciences Sociétés 14</text:span></text:span><text:span text:style-name="Default_20_Paragraph_20_Font"><text:span text:style-name="T151">, 2006, p. 2</text:span></text:span><text:span text:style-name="Default_20_Paragraph_20_Font"><text:span text:style-name="T152">0.</text:span></text:span></text:p><text:p text:style-name="P219"/></text:note-body></text:note></text:span></text:span><text:span text:style-name="Default_20_Paragraph_20_Font"><text:span text:style-name="T114"> conforte </text:span></text:span><text:soft-page-break/><text:span text:style-name="Default_20_Paragraph_20_Font"><text:span text:style-name="T114">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3"><text:span text:style-name="Default_20_Paragraph_20_Font"><text:span text:style-name="T114"><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4"><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23"/></text:note-body></text:note></text:span></text:span><text:span text:style-name="Default_20_Paragraph_20_Font"><text:span text:style-name="T114">.</text:span></text:span></text:p>
      <text:p text:style-name="P73"><text:span text:style-name="Default_20_Paragraph_20_Font"><text:span text:style-name="T114"><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5">Rapport du collège d’experts scientifiques relatif à l’évaluation de la méthode de compensation des incidences sur les zones humides</text:span></text:span><text:span text:style-name="Default_20_Paragraph_20_Font"><text:span text:style-name="T114"> qui émet de nombreuses réserves sur la poursuite du projet en raison d’une méthodologie ne permettant pas d’assurer la « </text:span></text:span><text:span text:style-name="Default_20_Paragraph_20_Font"><text:span text:style-name="T115">compensation équitables des zones humides détruites ou impactées</text:span></text:span><text:span text:style-name="Default_20_Paragraph_20_Font"><text:span text:style-name="T114"> »</text:span></text:span><text:span text:style-name="Footnote_20_Reference"><text:span text:style-name="T114"><text:note text:id="ftn130" text:note-class="footnote"><text:note-citation>131</text:note-citation><text:note-body><text:p text:style-name="Footnote"><text:span text:style-name="T147"><text:s/>MARSILY (G.) et al., </text:span><text:span text:style-name="Default_20_Paragraph_20_Font"><text:span text:style-name="T153">Rapport du collège d’experts scientifiques relatif à l’évaluation de la méthode de compensation des incidences sur les zones humides</text:span></text:span><text:span text:style-name="Default_20_Paragraph_20_Font"><text:span text:style-name="T147">, avril 2013 124 p.</text:span></text:span></text:p><text:p text:style-name="P223"/></text:note-body></text:note></text:span></text:span><text:span text:style-name="Default_20_Paragraph_20_Font"><text:span text:style-name="T114">.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3"><text:span text:style-name="Default_20_Paragraph_20_Font"><text:span text:style-name="T114"><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4"><text:note text:id="ftn131" text:note-class="footnote"><text:note-citation>132</text:note-citation><text:note-body><text:p text:style-name="Footnote"><text:span text:style-name="Default_20_Paragraph_20_Font"><text:span text:style-name="T141"><text:s/></text:span></text:span><text:span text:style-name="Default_20_Paragraph_20_Font"><text:span text:style-name="T154">DUGUET (R.) et <text:s/>MELKKI, (F.),</text:span></text:span><text:span text:style-name="Default_20_Paragraph_20_Font"><text:span text:style-name="T155"> Les amphibiens de France, Belgique et Luxembourg</text:span></text:span><text:span text:style-name="Default_20_Paragraph_20_Font"><text:span text:style-name="T154">, Mèze, Éd. Biotope. 2003. In </text:span></text:span><text:span text:style-name="Default_20_Paragraph_20_Font"><text:span text:style-name="T157">BILLET (P.), « La prise en compte de la faune sauvage dans le cadre des procédures d'aménagement, de gestion et d'occupation de l'espace : réalités d'une apparence juridique »</text:span></text:span><text:span text:style-name="Default_20_Paragraph_20_Font"><text:span text:style-name="T156">, Natures Sciences Sociétés 14</text:span></text:span><text:span text:style-name="Default_20_Paragraph_20_Font"><text:span text:style-name="T157">, 2006, pp. 1</text:span></text:span><text:span text:style-name="Default_20_Paragraph_20_Font"><text:span text:style-name="T158">8</text:span></text:span><text:span text:style-name="Default_20_Paragraph_20_Font"><text:span text:style-name="T157">.</text:span></text:span></text:p></text:note-body></text:note></text:span></text:span><text:span text:style-name="Default_20_Paragraph_20_Font"><text:span text:style-name="T114"> ; Cela témoigne de l’échec des mesures compensatoires pour les infrastructures de transports, consistant en majeur partie dans ce type de dispositifs.</text:span></text:span></text:p>
      <text:p text:style-name="P73"><text:span text:style-name="Default_20_Paragraph_20_Font"><text:span text:style-name="T114"><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5">cohérence globale</text:span></text:span><text:span text:style-name="Default_20_Paragraph_20_Font"><text:span text:style-name="T114">.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3"><text:span text:style-name="Default_20_Paragraph_20_Font"><text:span text:style-name="T114"><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3"/>
      <text:p text:style-name="P83">2. Les problèmes d’efficacité des mesures compensatoires</text:p>
      <text:p text:style-name="P73"/>
      <text:p text:style-name="P73"><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3"><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3"/>
      <text:p text:style-name="P76">2.1. Le problème d’éparpillement juridique des mesures compensatoires</text:p>
      <text:p text:style-name="P73"/>
      <text:p text:style-name="P73"><text:span text:style-name="T135"><text:tab/>Notons à titre liminaire que les critiques adressées généralement au cadre des études environnementales s’appliquent aux mesures compensatoires. Parmi ces critiques, le problème de </text:span><text:soft-page-break/><text:span text:style-name="T135">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5"><text:note text:id="ftn132" text:note-class="footnote"><text:note-citation>133</text:note-citation><text:note-body><text:p text:style-name="Footnote"><text:span text:style-name="Default_20_Paragraph_20_Font"><text:span text:style-name="T141">SOYER (H.) et al., </text:span></text:span><text:span text:style-name="Default_20_Paragraph_20_Font"><text:span text:style-name="T143">La compensation écologique état des lieux &amp; recommandations</text:span></text:span><text:span text:style-name="Default_20_Paragraph_20_Font"><text:span text:style-name="T141">, Union internationale pour la conservation de la Nature </text:span></text:span><text:span text:style-name="Default_20_Paragraph_20_Font"><text:span text:style-name="T144">(UICN)</text:span></text:span><text:span text:style-name="Default_20_Paragraph_20_Font"><text:span text:style-name="T141"> France, 2011, Paris, p. 30.</text:span></text:span></text:p><text:p text:style-name="P223"/></text:note-body></text:note></text:span></text:span><text:span text:style-name="T135">.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5"><text:note text:id="ftn133" text:note-class="footnote"><text:note-citation>134</text:note-citation><text:note-body><text:p text:style-name="Footnote"><text:span text:style-name="T140"><text:s/></text:span><text:span text:style-name="Default_20_Paragraph_20_Font"><text:span text:style-name="T141"><text:s/>LUCAS (M.), « La compensation environnemental, un mécanisme inefficace à améliorer », </text:span></text:span><text:span text:style-name="Default_20_Paragraph_20_Font"><text:span text:style-name="T142">Revue juridique de l’environnement</text:span></text:span><text:span text:style-name="Default_20_Paragraph_20_Font"><text:span text:style-name="T141">, 1/2009, p. 61.</text:span></text:span></text:p><text:p text:style-name="Footnote_20_Text"><text:span text:style-name="Default_20_Paragraph_20_Font"><text:span text:style-name="T141"/></text:span></text:p></text:note-body></text:note></text:span></text:span><text:span text:style-name="T135">. Enfin, le coût de la réalisation des mesures d’impact, dont le montant ne dépasse guère 1% du coût total du projet montre qu’il ne s’agit pour le maîtres d’ouvrage que d’une formalité.</text:span></text:p>
      <text:p text:style-name="P73"><text:span text:style-name="T135"><text:tab/>Le rapport entre le coût total du projet et le coût de mesures prises pour compenser l’impact résiduel du projet témoigne également de la disproportion entre l’un et l’autre</text:span><text:span text:style-name="Footnote_20_Reference"><text:span text:style-name="T135"><text:note text:id="ftn134" text:note-class="footnote"><text:note-citation>135</text:note-citation><text:note-body><text:p text:style-name="P216"><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16"/></text:note-body></text:note></text:span></text:span><text:span text:style-name="T135">.</text:span></text:p>
      <text:p text:style-name="P73"><text:span text:style-name="T135"><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5"><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2"/></text:note-body></text:note></text:span></text:span><text:span text:style-name="T135">.</text:span></text:p>
      <text:p text:style-name="P73"><text:span text:style-name="T135"><text:tab/>Ainsi, l’objet des mesures compensatoires dans le cadre de l’étude d’impact environnemental s’attachent à des projets susceptibles d’avoir un impact sur l’environnement ou la santé humaine</text:span><text:span text:style-name="Footnote_20_Reference"><text:span text:style-name="T135"><text:note text:id="ftn136" text:note-class="footnote"><text:note-citation>137</text:note-citation><text:note-body><text:p text:style-name="Footnote_20_Text"><text:span text:style-name="T140"><text:s/></text:span><text:span text:style-name="Default_20_Paragraph_20_Font"><text:span text:style-name="T141">Code de l’environnement, art. L. 122-2.</text:span></text:span></text:p><text:p text:style-name="P223"/></text:note-body></text:note></text:span></text:span><text:span text:style-name="T135">. L’autorisation de défrichement à un champ beaucoup plus restreint. Il vise au maintien des rôles écologique </text:span><text:span text:style-name="Default_20_Paragraph_20_Font"><text:span text:style-name="T137">ou</text:span></text:span><text:span text:style-name="T135"> social du bois défriché</text:span><text:span text:style-name="Footnote_20_Reference"><text:span text:style-name="T135"><text:note text:id="ftn137" text:note-class="footnote"><text:note-citation>138</text:note-citation><text:note-body><text:p text:style-name="Footnote_20_Text"><text:span text:style-name="T140"><text:s/>Code forestier, art. </text:span><text:span text:style-name="Default_20_Paragraph_20_Font"><text:span text:style-name="T141">L. 341-6.</text:span></text:span></text:p><text:p text:style-name="P223"/></text:note-body></text:note></text:span></text:span><text:span text:style-name="T135">. Enfin les mesures compensatoires dans </text:span><text:soft-page-break/><text:span text:style-name="T135">le cadre des sites Natura 2000 doit permettre « le maintien de la cohérence écologique du réseau ». Le but visé par les mesures compensatoires dans le cadre de ces trois procédures diffère donc de manière importante.</text:span></text:p>
      <text:p text:style-name="P73"><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3"><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3"/>
      <text:p text:style-name="P76">2.2. La difficulté d’identification de sites destinés à la compensation écologique</text:p>
      <text:p text:style-name="P73"/>
      <text:p text:style-name="P73"><text:span text:style-name="Default_20_Paragraph_20_Font"><text:span text:style-name="T111"><text:tab/></text:span></text:span><text:span text:style-name="Default_20_Paragraph_20_Font"><text:span text:style-name="T112">Les mesures compensatoires ne peuvent être mises en œuvre en tout lieu. Si par essence, elles ne peuvent pas être réalisées </text:span></text:span><text:span text:style-name="Default_20_Paragraph_20_Font"><text:span text:style-name="T117">in situ</text:span></text:span><text:span text:style-name="Default_20_Paragraph_20_Font"><text:span text:style-name="T119">,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20">En effet, les mesures compensatoires doivent être mises en œuvre sur des surfaces de qualité équivalente au site du projet.</text:span></text:span></text:p>
      <text:p text:style-name="P73"><text:span text:style-name="Default_20_Paragraph_20_Font"><text:span text:style-name="T119"><text:tab/>L'identification du site </text:span></text:span><text:span text:style-name="Default_20_Paragraph_20_Font"><text:span text:style-name="T120">sur lequel</text:span></text:span><text:span text:style-name="Default_20_Paragraph_20_Font"><text:span text:style-name="T119"> </text:span></text:span><text:span text:style-name="Default_20_Paragraph_20_Font"><text:span text:style-name="T120">réaliser </text:span></text:span><text:span text:style-name="Default_20_Paragraph_20_Font"><text:span text:style-name="T119">la mesure compensatoire est rendu plus difficile par les surfaces nécessaires aux mesures compensatoires </text:span></text:span><text:span text:style-name="Default_20_Paragraph_20_Font"><text:span text:style-name="T120">dont la superficie peut être multiplié </text:span></text:span><text:soft-page-break/><text:span text:style-name="Default_20_Paragraph_20_Font"><text:span text:style-name="T120">jusqu'à dix fois par rapport à à la superficie du site impacté</text:span></text:span><text:span text:style-name="Default_20_Paragraph_20_Font"><text:span text:style-name="T120"><text:note text:id="ftn138" text:note-class="footnote"><text:note-citation>139</text:note-citation><text:note-body><text:p text:style-name="P211">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10"/></text:note-body></text:note></text:span></text:span><text:span text:style-name="Default_20_Paragraph_20_Font"><text:span text:style-name="T120">.</text:span></text:span></text:p>
      <text:p text:style-name="P73"><text:span text:style-name="Default_20_Paragraph_20_Font"><text:span text:style-name="T119"><text:tab/>La difficulté à trouver un terrain répondant aux conditions nécessaires à la des mesures compensatoires se double de la difficulté à trouver un terrain, tout court, de fait d'une pression foncière importante.</text:span></text:span></text:p>
      <text:p text:style-name="P73"><text:span text:style-name="Default_20_Paragraph_20_Font"><text:span text:style-name="T111"><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11"><text:note text:id="ftn139" text:note-class="footnote"><text:note-citation>140</text:note-citation><text:note-body><text:p text:style-name="Footnote_20_Text"><text:s/><text:span text:style-name="Default_20_Paragraph_20_Font"><text:span text:style-name="T141">En 2011, les villes couvraient 119 000 km² sur les 641 000 km² que comprend le territoire terrestre national.</text:span></text:span></text:p><text:p text:style-name="P223"/></text:note-body></text:note></text:span></text:span><text:span text:style-name="Default_20_Paragraph_20_Font"><text:span text:style-name="T111">.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11"><text:note text:id="ftn140" text:note-class="footnote"><text:note-citation>141</text:note-citation><text:note-body><text:p text:style-name="Footnote"><text:span text:style-name="T140"><text:s/></text:span><text:span text:style-name="Default_20_Paragraph_20_Font"><text:span text:style-name="T159">Exploitations et superficie agricole utilisée dans l’Union Européenne en 2010</text:span></text:span><text:span text:style-name="T140">, Institut national de la statistique et des études économiques (INSEE), disponible en ligne : </text:span><text:a xlink:type="simple" xlink:href="http://www.insee.fr/fr/themes/tableau.asp?ref_id=CMPTEF10204" office:target-frame-name="_top" xlink:show="replace"><text:span text:style-name="Hyperlink"><text:span text:style-name="T140">http://www.insee.fr/fr/themes/tableau.asp?ref_id=CMPTEF10204</text:span></text:span></text:a></text:p><text:p text:style-name="P223"/></text:note-body></text:note></text:span></text:span><text:span text:style-name="Default_20_Paragraph_20_Font"><text:span text:style-name="T111">.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11"><text:note text:id="ftn141" text:note-class="footnote"><text:note-citation>142</text:note-citation><text:note-body><text:p text:style-name="Footnote"><text:span text:style-name="T140"><text:s/></text:span><text:span text:style-name="Default_20_Paragraph_20_Font"><text:span text:style-name="T141">Comme nous le soulignions en introduction, l’équivalent d’un département est urbanisé tous les dix ans. </text:span></text:span></text:p><text:p text:style-name="P223"/></text:note-body></text:note></text:span></text:span><text:span text:style-name="Default_20_Paragraph_20_Font"><text:span text:style-name="T111"> et de la construction d’infrastructures de transports et industrielles. Le choix du site sur lequel lest mesures compensatoires sont mises en œuvre doit par conséquent répondre à différentes exigences réglementaires et sociales. </text:span></text:span></text:p>
      <text:p text:style-name="P73"><text:span text:style-name="Default_20_Paragraph_20_Font"><text:span text:style-name="T111"><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11"><text:note text:id="ftn142" text:note-class="footnote"><text:note-citation>143</text:note-citation><text:note-body><text:p text:style-name="P215"><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15"><text:span text:style-name="T91"/></text:p></text:note-body></text:note></text:span></text:span><text:span text:style-name="Default_20_Paragraph_20_Font"><text:span text:style-name="T111"> par les agriculteurs qui font face à une pression foncière croissante. Un syndicat agricole pointait dans un courrier au Ministre en charge de l’environnement que « </text:span></text:span><text:span text:style-name="Default_20_Paragraph_20_Font"><text:span text:style-name="T11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11"> »</text:span></text:span><text:span text:style-name="Footnote_20_Reference"><text:span text:style-name="T111"><text:note text:id="ftn143" text:note-class="footnote"><text:note-citation>144</text:note-citation><text:note-body><text:p text:style-name="Footnote"><text:span text:style-name="T140"><text:s/></text:span><text:span text:style-name="Default_20_Paragraph_20_Font"><text:span text:style-name="T141">BEULIN (X.), <text:s/></text:span></text:span><text:span text:style-name="Default_20_Paragraph_20_Font"><text:span text:style-name="T142">Courrier à Madame Nathalie KOSCIUSKO-MORIZET</text:span></text:span><text:span text:style-name="Default_20_Paragraph_20_Font"><text:span text:style-name="T141">, Fédération nationale des syndicats d’exploitants agricoles 19 septembre 2011, p. 1.</text:span></text:span></text:p></text:note-body></text:note></text:span></text:span><text:span text:style-name="Default_20_Paragraph_20_Font"><text:span text:style-name="T111">. </text:span></text:span></text:p>
      <text:p text:style-name="P73"><text:span text:style-name="Default_20_Paragraph_20_Font"><text:span text:style-name="T111"><text:tab/>Comme nous l’avons montré précédemment, plusieurs possibilités existent pour la mise en </text:span></text:span><text:soft-page-break/><text:span text:style-name="Default_20_Paragraph_20_Font"><text:span text:style-name="T111">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3">UI</text:span></text:span><text:span text:style-name="Default_20_Paragraph_20_Font"><text:span text:style-name="T111">CN</text:span></text:span><text:span text:style-name="Footnote_20_Reference"><text:span text:style-name="T111"><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9">23.</text:span></text:p></text:note-body></text:note></text:span></text:span><text:span text:style-name="Default_20_Paragraph_20_Font"><text:span text:style-name="T111"> : « </text:span></text:span><text:span text:style-name="Default_20_Paragraph_20_Font"><text:span text:style-name="T11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10"> ».</text:span></text:span></text:p>
      <text:p text:style-name="P73"><text:span text:style-name="Default_20_Paragraph_20_Font"><text:span text:style-name="T110"><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95">Conclusion</text:p>
      <text:p text:style-name="P89"/>
      <text:p text:style-name="P98">Bibliographie</text:p>
      <text:p text:style-name="P65"/>
      <text:p text:style-name="P65"><text:span text:style-name="T90">R</text:span><text:span text:style-name="T69">éférences normatives</text:span></text:p>
      <text:p text:style-name="P56"/>
      <text:p text:style-name="P162"><text:span text:style-name="T97">Loi n° 76-629 du 10 juillet 1976 relative à la protection de la nature, publiée au Journal Officiel du 13 juillet 1976.</text:span></text:p>
      <text:p text:style-name="P163"/>
      <text:p text:style-name="P162"><text:span text:style-name="T98">Loi n° 2008-757 du 1er août 2008 relative à la responsabilité environnementale et à diverses dispositions d'adaptation au droit communautaire dans le domaine de l'environnement, publiée le 2 août 2008.</text:span></text:p>
      <text:p text:style-name="P66"/>
      <text:p text:style-name="P163"><text:span text:style-name="T69">LOI n° 2009-967 du 3 août 2009 de programmation relative à la mise en œuvre du Grenelle de l'environnement, publiée au Journal Officiel du 5 août 2009.</text:span></text:p>
      <text:p text:style-name="P163"/>
      <text:p text:style-name="P163"><text:span text:style-name="T69">LOI n° 2010-788 du 12 juillet 2010 portant engagement national pour l'environnement, publiée au Journal Officiel du 13 juillet 2010.</text:span></text:p>
      <text:p text:style-name="P163"><text:span text:style-name="T69"/></text:p>
      <text:p text:style-name="P163"><text:span text:style-name="T69">Décret n° 2011-2019 du 29 décembre 2011 portant réforme des études d'impact des projets de travaux, d'ouvrages ou d'aménagements, publiée au Journal Officiel du 30 décembre 2011.</text:span></text:p>
      <text:p text:style-name="P162"/>
      <text:p text:style-name="P162"><text:span text:style-name="T97">Décret n°77-1141 du 12 octobre 1977 pris pour l'application de l'article 2 de la loi n° 76-629 du 10 juillet 1976 relative à la protection de la nature, publié au Journal Officiel du 13 Octobre 1977.</text:span></text:p>
      <text:p text:style-name="P162"/>
      <text:p text:style-name="P67"><text:span text:style-name="T97">Arrêté du 20 décembre 2004 fixant la liste des animaux de la faune marine protégés sur l'ensemble du territoire, Journal Officiel du 7 janvier 2005.</text:span></text:p>
      <text:p text:style-name="P56"/>
      <text:p text:style-name="P59"><text:span text:style-name="T69">Articles</text:span></text:p>
      <text:p text:style-name="P56"/>
      <text:p text:style-name="P56"><text:span text:style-name="T69">BILLET (P.), « La prise en compte de la faune sauvage dans le cadre des procédures d'aménagement, de gestion et d'occupation de l'espace : réalités d'une apparence juridique », Natures Sciences Sociétés 14, 2006, pp. 13-21.</text:span></text:p>
      <text:p text:style-name="P56"/>
      <text:p text:style-name="P56">CAMPROUX-DUFFRÈNE <text:span text:style-name="T23">(M.-P.) </text:span>et LUCAS <text:span text:style-name="T23">(M.)</text:span>, « L’ombre portée sur l’avenir de la trame verte et bleue. Quelques réflexions juridiques », Développement durable et territoires, Vol. 3, n° 2 | Juillet 2012.</text:p>
      <text:p text:style-name="P54"/>
      <text:p text:style-name="P57"><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54"/>
      <text:p text:style-name="P57"><text:span text:style-name="T69">HOSTIOU (R.), « Des limites du contrôle du juge administratif sur une décision de refus d'engager des travaux d'utilité publique », </text:span>Actualités juridiques, Droit immobilier (AJDI)<text:span text:style-name="T69">, 2004, p. 303.</text:span></text:p>
      <text:p text:style-name="P54"/>
      <text:p text:style-name="P162"><text:span text:style-name="T69">LATOUCHE (S.), « Pour une société de décroissance », </text:span>Le Monde Diplomatique<text:span text:style-name="T69">,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
      <text:p text:style-name="P54">LUCAS (M.), « La compensation écologique des zones humides en France : vers une intégration des services écosystémiques ? », Droit de l'environnement, n°219, janvier 2014, pp. 19-25.</text:p>
      <text:p text:style-name="P54"/>
      <text:p text:style-name="P56"><text:soft-page-break/>LUCAS (M.), « La compensation environnemental, un mécanisme inefficace à améliorer », Revue juridique de l’environnement, 1/2009, pp. 59-68.</text:p>
      <text:p text:style-name="P56"/>
      <text:p text:style-name="P60">NÉOUZE (B.), « La compensation <text:span text:style-name="T167">écologique</text:span>, une double peine pour l'agriculture », <text:span text:style-name="T8">Réussir grandes cultures</text:span>, janvier 2013, n°265, pp. 78-80.</text:p>
      <text:p text:style-name="P56"/>
      <text:p text:style-name="P56">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text:span text:style-name="T23">(C.)</text:span>, « évaluation des incidences d'un projet d'aménagement sur une zone Natura 2000 », Actualités juridiques du Droit administratif, 2014, p 807-811.</text:p>
      <text:p text:style-name="P56"/>
      <text:p text:style-name="P56">ROYER <text:span text:style-name="T23">(E.)</text:span>, « Indemnité compensatoire de contraintes environnementales », Dalloz actualité, 16 mai 2008, 1 p.</text:p>
      <text:p text:style-name="P56"/>
      <text:p text:style-name="P217"><text:span text:style-name="T69">TESTOT (L.), « Les crises écologiques », Sciences Humaines, numéro spécial, n°247, avril 2013</text:span></text:p>
      <text:p text:style-name="P56"/>
      <text:p text:style-name="P56"><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6"/>
      <text:p text:style-name="P54"><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4"/>
      <text:p text:style-name="P54">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4"/>
      <text:p text:style-name="P57"><text:span text:style-name="T69">UNTERMAIER (J.), « La Charge de l'environnement face au Droit administratif » </text:span>Revue juridique de l'environnement<text:span text:style-name="T69">, n° spécial 2005, pp. 145-159.</text:span></text:p>
      <text:p text:style-name="P57"/>
      <text:p text:style-name="P69"><text:span text:style-name="T69">UNTERMAIER (J.)</text:span></text:p>
      <text:p text:style-name="P56"/>
      <text:p text:style-name="P56"><text:span text:style-name="T4"/></text:p>
      <text:p text:style-name="P62"><text:span text:style-name="T39">Ouvrages</text:span></text:p>
      <text:p text:style-name="P61"><text:span text:style-name="T39"/></text:p>
      <text:p text:style-name="P217"><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17"/>
      <text:p text:style-name="P217"><text:span text:style-name="T69">DESCARTES (R.), </text:span>Discours de la méthode<text:span text:style-name="T69">, 6e partie, Bibliothèque de la Pléiade, Éd. Gallimard, 1966, p. 168.</text:span></text:p>
      <text:p text:style-name="P162"/>
      <text:p text:style-name="P162"><text:span text:style-name="T69">ILLICH (I.), « L'histoire des besoins », </text:span>La perte des sens<text:span text:style-name="T69">, éd. Fayard, 2004, 357 p.</text:span></text:p>
      <text:p text:style-name="P162"/>
      <text:p text:style-name="P162"><text:span text:style-name="T69">GEORGESCU-ROEGEN (N.), </text:span>La décroissance. Entropie, écologie, économie<text:span text:style-name="T69">, éd. Sang de la Terre et Ellébore, 2006. </text:span></text:p>
      <text:p text:style-name="P162"><text:span text:style-name="T69"/></text:p>
      <text:p text:style-name="P56"/>
      <text:p text:style-name="P63">Rapports</text:p>
      <text:p text:style-name="P63"/>
      <text:p text:style-name="P162"><text:soft-page-break/><text:span text:style-name="T69">BRUNDTLAND, (G.H.) Notre avenir à tous, Commission mondiale de l'environnement et du développement, éditions du Fleuve, 1989, p. 179.</text:span></text:p>
      <text:p text:style-name="P54"/>
      <text:p text:style-name="P55"><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5"/>
      <text:p text:style-name="P55"><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4"/>
      <text:p text:style-name="P54">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8"/>
      <text:p text:style-name="P54"><text:span text:style-name="T1">MADSEN (B.) et al., « Offset and compensation programs worldwide », <text:s/></text:span><text:span text:style-name="T2">State of biodiversity markets</text:span><text:span text:style-name="T1">, 2010. </text:span>85 p.</text:p>
      <text:p text:style-name="P54"/>
      <text:p text:style-name="P56"><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6"/>
      <text:p text:style-name="P54"><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4"/>
      <text:p text:style-name="P164"><text:span text:style-name="T98">STERN (N.). </text:span><text:span text:style-name="T6">2008. "The Economics of Climate Change." </text:span><text:span text:style-name="T32">American Economic Review, 98(2): 1-37, 45 p.</text:span></text:p>
      <text:p text:style-name="P162"/>
      <text:p text:style-name="P68"><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62"><text:span text:style-name="T69"/></text:p>
      <text:p text:style-name="P56"><text:span text:style-name="T1">WILKINSON (J.) et THOMPSON (J.), 2005 Status Report on Compensatory Mitigation in the United States, Environmental Law Institute, </text:span><text:span text:style-name="T4">avril 2006, Washington, 110 p.</text:span></text:p>
      <text:p text:style-name="P56"/>
      <text:p text:style-name="P57"><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57"/>
      <text:p text:style-name="P56"><text:span text:style-name="T69">« Urbanisation et consommation de l'espace, une question de mesure »</text:span>, La revue du CGDD<text:span text:style-name="T69">, Commissariat général au développement durable, 2012, 106 p.</text:span></text:p>
      <text:p text:style-name="P56"/>
      <text:p text:style-name="P56">Les mesures compensatoires pour la biodiversité – Principes et projet de mise en œuvre en Région PACA, <text:span text:style-name="T69">Direction régionale de l'environnement Provence-Alpes-Côte-d'Azur, 2009, 55 p.</text:span></text:p>
      <text:p text:style-name="P56"/>
      <text:p text:style-name="P64">« Compenser les atteintes à la biodiversité : expériences internationales et enseignements pour la France », Le point sur, Commissariat général au développement durable, n° 133, août 2012, 4 p.</text:p>
      <text:p text:style-name="P64"/>
      <text:p text:style-name="P64">« Standard on Biodiversity Offsets », Business and Biodiversity Offsets Programme (BBOP), 2012, Washington, D.C., 29 p.</text:p>
      <text:p text:style-name="P64"/>
      <text:p text:style-name="P64">« To No Net Loss and Beyond: An Overview of the Business and Biodiversity Offsets Programme », Business and Biodiversity Offsets Programme (BBOP), 2013, Washington, D.C., 35 p.</text:p>
      <text:p text:style-name="P54"><text:soft-page-break/></text:p>
      <text:p text:style-name="P54"><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4"/>
      <text:p text:style-name="P54"><text:span text:style-name="T8">Modalités de mise en œuvre des mesures compensatoires</text:span>, Direction régionale de l'environnement, de l'aménagement et du logement de Franche-Comté, Besançon, 5 janvier 2011, 14 p.</text:p>
      <text:p text:style-name="P54"/>
      <text:p text:style-name="P53"><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17</meta:editing-cycles>
    <meta:creation-date>2014-08-29T10:09:00</meta:creation-date>
    <dc:date>2014-09-04T22:54:15.336275782</dc:date>
    <dc:language>fr-FR</dc:language>
    <meta:editing-duration>PT8H31M5S</meta:editing-duration>
    <meta:generator>LibreOffice/4.2.6.3$Linux_X86_64 LibreOffice_project/420m0$Build-3</meta:generator>
    <meta:document-statistic meta:table-count="0" meta:image-count="0" meta:object-count="0" meta:page-count="52" meta:paragraph-count="429" meta:word-count="20805" meta:character-count="139854" meta:non-whitespace-character-count="1191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